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Nunito" svg:font-family="Nunito, sans-serif"/>
    <style:font-face style:name="inherit" svg:font-family="inherit"/>
    <style:font-face style:name="urw-din" svg:font-family="urw-din, sans-serif"/>
    <style:font-face style:name="var font-sofia-pro" svg:font-family="'var font-sofia-pro'"/>
    <style:font-face style:name="var font-sofia-pro1" svg:font-family="'var font-sofia-pr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fo:font-size="10pt" style:font-size-asian="10pt" style:font-size-complex="10pt"/>
    </style:style>
    <style:style style:name="P2" style:family="paragraph" style:parent-style-name="Horizontal_20_Line">
      <style:paragraph-properties fo:orphans="2" fo:widows="2"/>
      <style:text-properties fo:font-size="10pt" style:font-size-asian="10pt" style:font-size-complex="10pt"/>
    </style:style>
    <style:style style:name="P3" style:family="paragraph" style:parent-style-name="Preformatted_20_Text">
      <loext:graphic-properties draw:fill="solid" draw:fill-color="#f5f5f5" draw:opacity="100%"/>
      <style:paragraph-properties fo:margin-left="0cm" fo:margin-right="0cm" fo:margin-top="0cm" fo:margin-bottom="0.265cm" loext:contextual-spacing="false" fo:line-height="142%" fo:orphans="2" fo:widows="2" fo:text-indent="0cm" style:auto-text-indent="false" fo:background-color="#f5f5f5" fo:padding-left="0.238cm" fo:padding-right="0cm" fo:padding-top="0.238cm" fo:padding-bottom="0.238cm" fo:border-left="0.06pt solid #cccccc" fo:border-right="none" fo:border-top="0.06pt solid #cccccc" fo:border-bottom="0.06pt solid #cccccc"/>
    </style:style>
    <style:style style:name="P4" style:family="paragraph" style:parent-style-name="Text_20_body">
      <style:paragraph-properties fo:margin-left="0cm" fo:margin-right="0cm" fo:margin-top="0cm" fo:margin-bottom="0.265cm" loext:contextual-spacing="false" fo:orphans="2" fo:widows="2" fo:text-indent="0cm" style:auto-text-indent="false"/>
    </style:style>
    <style:style style:name="P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urw-din" fo:font-size="10pt" fo:letter-spacing="normal" fo:font-style="normal" fo:font-weight="normal" style:font-size-asian="10pt" style:font-size-complex="10pt"/>
    </style:style>
    <style:style style:name="P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font-size="10pt" fo:letter-spacing="normal" style:font-size-asian="10pt" style:font-size-complex="10pt"/>
    </style:style>
    <style:style style:name="P7" style:family="paragraph" style:parent-style-name="Standard">
      <style:paragraph-properties fo:margin-left="0cm" fo:margin-right="0cm" fo:margin-top="0cm" fo:margin-bottom="0.318cm" loext:contextual-spacing="false" fo:orphans="2" fo:widows="2" fo:text-indent="0cm" style:auto-text-indent="false"/>
    </style:style>
    <style:style style:name="P8" style:family="paragraph" style:parent-style-name="Standard">
      <style:paragraph-properties fo:margin-left="0cm" fo:margin-right="0cm" fo:text-align="start" style:justify-single-word="false" fo:orphans="1" fo:widows="2" fo:text-indent="0cm" style:auto-text-indent="false"/>
      <style:text-properties fo:font-variant="normal" fo:text-transform="none" fo:color="#262932" style:font-name="var font-sofia-pro" fo:font-size="10pt" fo:letter-spacing="normal" fo:font-style="normal" fo:font-weight="bold" fo:background-color="#ffffff" style:font-size-asian="10pt" style:font-size-complex="10pt" loext:padding="0cm" loext:border="none"/>
    </style:style>
    <style:style style:name="P9" style:family="paragraph" style:parent-style-name="Standard">
      <style:paragraph-properties fo:margin-left="0cm" fo:margin-right="0cm" fo:text-align="start" style:justify-single-word="false" fo:orphans="1" fo:text-indent="0cm" style:auto-text-indent="false"/>
      <style:text-properties fo:color="#262932" style:font-name="var font-sofia-pro" fo:font-size="10pt" fo:letter-spacing="normal" fo:font-weight="bold" fo:background-color="#ffffff" style:font-size-asian="10pt" style:font-size-complex="10pt" loext:padding="0cm" loext:border="none"/>
    </style:style>
    <style:style style:name="P10" style:family="paragraph" style:parent-style-name="Text_20_body">
      <style:paragraph-properties fo:margin-left="0cm" fo:margin-right="0cm" fo:margin-top="0.265cm" fo:margin-bottom="0.265cm" loext:contextual-spacing="false" fo:line-height="200%" fo:text-align="justify" style:justify-single-word="false" fo:orphans="2" fo:widows="2" fo:text-indent="0cm" style:auto-text-indent="false"/>
      <style:text-properties officeooo:paragraph-rsid="00095b1a"/>
    </style:style>
    <style:style style:name="P11"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style:font-name="Menlo" fo:font-size="10pt" fo:letter-spacing="normal" fo:font-style="normal" fo:font-weight="normal" style:font-size-asian="10pt" style:font-size-complex="10pt"/>
    </style:style>
    <style:style style:name="P12"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style>
    <style:style style:name="P13"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size="10pt" style:font-size-asian="10pt" style:font-size-complex="10pt"/>
    </style:style>
    <style:style style:name="P14" style:family="paragraph" style:parent-style-name="Standard">
      <style:text-properties fo:font-size="10pt" style:font-size-asian="10pt" style:font-size-complex="10pt"/>
    </style:style>
    <style:style style:name="P15" style:family="paragraph" style:parent-style-name="Standard">
      <style:text-properties fo:font-size="10pt" officeooo:paragraph-rsid="000bea39" style:font-size-asian="10pt" style:font-size-complex="10pt"/>
    </style:style>
    <style:style style:name="P16" style:family="paragraph" style:parent-style-name="Standard">
      <style:paragraph-properties fo:margin-left="0.318cm" fo:margin-right="0cm" fo:text-align="start" style:justify-single-word="false" fo:orphans="1" fo:text-indent="0cm" style:auto-text-indent="false"/>
      <style:text-properties fo:color="#262932" style:font-name="var font-sofia-pro" fo:font-size="10pt" fo:letter-spacing="normal" fo:font-weight="bold" fo:background-color="#ffffff" style:font-size-asian="10pt" style:font-size-complex="10pt" loext:padding="0cm" loext:border="none"/>
    </style:style>
    <style:style style:name="P17" style:family="paragraph" style:parent-style-name="Standard">
      <style:paragraph-properties fo:margin-left="0.318cm" fo:margin-right="0cm" fo:text-align="start" style:justify-single-word="false" fo:orphans="1" fo:widows="2" fo:text-indent="0cm" style:auto-text-indent="false"/>
      <style:text-properties fo:font-variant="normal" fo:text-transform="none" fo:color="#262932" style:font-name="var font-sofia-pro" fo:font-size="10pt" fo:letter-spacing="normal" fo:font-style="normal" fo:font-weight="bold" fo:background-color="#ffffff" style:font-size-asian="10pt" style:font-size-complex="10pt" loext:padding="0cm" loext:border="none"/>
    </style:style>
    <style:style style:name="P18" style:family="paragraph" style:parent-style-name="Standard">
      <style:paragraph-properties fo:margin-left="0cm" fo:margin-right="0.397cm" fo:orphans="0" fo:text-indent="0cm" style:auto-text-indent="false"/>
    </style:style>
    <style:style style:name="P19" style:family="paragraph" style:parent-style-name="Standard">
      <style:paragraph-properties fo:margin-left="0cm" fo:margin-right="0.397cm" fo:orphans="0" fo:widows="2" fo:text-indent="0cm" style:auto-text-indent="false"/>
    </style:style>
    <style:style style:name="P20" style:family="paragraph" style:parent-style-name="Text_20_body">
      <style:paragraph-properties fo:orphans="2" fo:widows="2"/>
    </style:style>
    <style:style style:name="P21" style:family="paragraph" style:parent-style-name="Text_20_body">
      <style:paragraph-properties fo:margin-top="0cm" fo:margin-bottom="0cm" loext:contextual-spacing="false" fo:orphans="2" fo:widows="2"/>
    </style:style>
    <style:style style:name="P22" style:family="paragraph" style:parent-style-name="Text_20_body">
      <style:paragraph-properties fo:margin-top="0cm" fo:margin-bottom="0cm" loext:contextual-spacing="false"/>
      <style:text-properties fo:font-size="10pt" style:font-size-asian="10pt" style:font-size-complex="10pt"/>
    </style:style>
    <style:style style:name="P23" style:family="paragraph" style:parent-style-name="Text_20_body">
      <style:paragraph-properties fo:margin-left="0cm" fo:margin-right="0cm" fo:margin-top="0.265cm" fo:margin-bottom="0.265cm" loext:contextual-spacing="false" fo:line-height="200%" fo:text-align="start" style:justify-single-word="false" fo:orphans="2" fo:widows="2" fo:text-indent="0cm" style:auto-text-indent="false"/>
      <style:text-properties fo:font-variant="normal" fo:text-transform="none" fo:color="#777777" style:text-line-through-style="none" style:text-line-through-type="none" style:font-name="inherit" fo:font-size="10pt" fo:letter-spacing="normal" fo:font-style="normal" style:text-underline-style="none" fo:font-weight="bold" style:text-blinking="false" fo:background-color="#f5f5f5" style:font-size-asian="10pt" style:font-size-complex="10pt" loext:padding-left="0cm" loext:padding-right="0cm" loext:padding-top="0.132cm" loext:padding-bottom="0cm" loext:border-left="none" loext:border-right="none" loext:border-top="0.06pt solid #dddddd" loext:border-bottom="none"/>
    </style:style>
    <style:style style:name="P24" style:family="paragraph" style:parent-style-name="Text_20_body">
      <style:paragraph-properties fo:margin-left="0cm" fo:margin-right="0cm" fo:margin-top="0.265cm" fo:margin-bottom="0.265cm" loext:contextual-spacing="false" fo:line-height="200%" fo:text-align="center" style:justify-single-word="false" fo:orphans="2" fo:widows="2" fo:text-indent="0cm" style:auto-text-indent="false"/>
      <style:text-properties fo:font-variant="normal" fo:text-transform="none" fo:color="#777777" style:text-line-through-style="none" style:text-line-through-type="none" style:font-name="inherit" fo:font-size="10pt" fo:letter-spacing="normal" fo:font-style="normal" style:text-underline-style="none" fo:font-weight="bold" style:text-blinking="false" fo:background-color="#f5f5f5" style:font-size-asian="10pt" style:font-size-complex="10pt" loext:padding-left="0cm" loext:padding-right="0cm" loext:padding-top="0.132cm" loext:padding-bottom="0cm" loext:border-left="none" loext:border-right="none" loext:border-top="0.06pt solid #dddddd" loext:border-bottom="none"/>
    </style:style>
    <style:style style:name="P25" style:family="paragraph" style:parent-style-name="Text_20_body">
      <style:paragraph-properties fo:margin-left="0cm" fo:margin-right="0cm" fo:margin-top="0.265cm" fo:margin-bottom="0.265cm" loext:contextual-spacing="false" fo:line-height="200%" fo:text-align="center" style:justify-single-word="false" fo:orphans="2" fo:widows="2" fo:text-indent="0cm" style:auto-text-indent="false"/>
      <style:text-properties fo:font-variant="normal" fo:text-transform="none" fo:color="#777777" style:font-name="inherit" fo:font-size="10pt" fo:letter-spacing="normal" fo:font-style="normal" fo:font-weight="bold" fo:background-color="#f5f5f5" style:font-size-asian="10pt" style:font-size-complex="10pt" loext:padding-left="0cm" loext:padding-right="0cm" loext:padding-top="0.132cm" loext:padding-bottom="0cm" loext:border-left="none" loext:border-right="none" loext:border-top="0.06pt solid #dddddd" loext:border-bottom="none"/>
    </style:style>
    <style:style style:name="P26" style:family="paragraph" style:parent-style-name="Heading_20_5">
      <style:paragraph-properties fo:margin-top="0.265cm" fo:margin-bottom="0.265cm" loext:contextual-spacing="false" fo:line-height="110%" fo:text-align="justify" style:justify-single-word="false" fo:orphans="2" fo:widows="2"/>
      <style:text-properties fo:font-variant="normal" fo:text-transform="none" fo:color="#777777" style:font-name="inherit" fo:font-size="10pt" fo:letter-spacing="normal" fo:font-style="normal" fo:font-weight="bold" fo:background-color="#f5f5f5" style:font-size-asian="10pt" style:font-size-complex="10pt" loext:padding-left="0cm" loext:padding-right="0cm" loext:padding-top="0.132cm" loext:padding-bottom="0cm" loext:border-left="none" loext:border-right="none" loext:border-top="0.06pt solid #dddddd" loext:border-bottom="none"/>
    </style:style>
    <style:style style:name="P27" style:family="paragraph" style:parent-style-name="Heading_20_5">
      <style:paragraph-properties fo:margin-top="0.265cm" fo:margin-bottom="0.265cm" loext:contextual-spacing="false" fo:line-height="110%" fo:orphans="2" fo:widows="2"/>
      <style:text-properties fo:font-variant="normal" fo:text-transform="none" fo:color="#777777" style:font-name="inherit" fo:font-size="10pt" fo:letter-spacing="normal" fo:font-style="normal" fo:font-weight="bold" fo:background-color="#f5f5f5" style:font-size-asian="10pt" style:font-size-complex="10pt" loext:padding-left="0cm" loext:padding-right="0cm" loext:padding-top="0.132cm" loext:padding-bottom="0cm" loext:border-left="none" loext:border-right="none" loext:border-top="0.06pt solid #dddddd" loext:border-bottom="none"/>
    </style:style>
    <style:style style:name="P28" style:family="paragraph" style:parent-style-name="Standard">
      <style:text-properties fo:font-variant="normal" fo:text-transform="none" fo:color="#262932" style:font-name="var font-sofia-pro" fo:font-size="10pt" fo:letter-spacing="normal" fo:font-style="normal" fo:font-weight="bold" officeooo:paragraph-rsid="000bea39" fo:background-color="#ffffff" style:font-size-asian="10pt" style:font-size-complex="10pt" loext:padding="0cm" loext:border="none"/>
    </style:style>
    <style:style style:name="P29" style:family="paragraph" style:parent-style-name="Standard">
      <style:paragraph-properties fo:margin-left="0cm" fo:margin-right="0cm" fo:text-align="start" style:justify-single-word="false" fo:orphans="1" fo:widows="2" fo:text-indent="0cm" style:auto-text-indent="false"/>
      <style:text-properties fo:font-variant="normal" fo:text-transform="none" fo:color="#262932" style:font-name="var font-sofia-pro" fo:font-size="10pt" fo:letter-spacing="normal" fo:font-style="normal" fo:font-weight="bold" fo:background-color="#ffffff" style:font-size-asian="10pt" style:font-size-complex="10pt" loext:padding="0cm" loext:border="none"/>
    </style:style>
    <style:style style:name="P30" style:family="paragraph" style:parent-style-name="Standard">
      <style:paragraph-properties fo:margin-left="0.318cm" fo:margin-right="0cm" fo:text-align="start" style:justify-single-word="false" fo:orphans="1" fo:widows="2" fo:text-indent="0cm" style:auto-text-indent="false"/>
      <style:text-properties fo:font-variant="normal" fo:text-transform="none" fo:color="#262932" style:font-name="var font-sofia-pro" fo:font-size="10pt" fo:letter-spacing="normal" fo:font-style="normal" fo:font-weight="bold" fo:background-color="#ffffff" style:font-size-asian="10pt" style:font-size-complex="10pt" loext:padding="0cm" loext:border="none"/>
    </style:style>
    <style:style style:name="T1" style:family="text">
      <style:text-properties fo:font-variant="normal" fo:text-transform="none" fo:color="#337ab7" style:text-line-through-style="none" style:text-line-through-type="none" style:font-name="Nunito" fo:font-size="10pt" fo:letter-spacing="normal" fo:font-style="normal" style:text-underline-style="none" fo:font-weight="bold" style:text-blinking="false" fo:background-color="transparent" loext:char-shading-value="0" style:font-size-asian="10pt" style:font-size-complex="10pt" loext:padding="0cm" loext:border="none"/>
    </style:style>
    <style:style style:name="T2" style:family="text">
      <style:text-properties fo:font-variant="normal" fo:text-transform="none" fo:color="#777777" style:text-line-through-style="none" style:text-line-through-type="none" style:font-name="inherit" fo:font-size="10pt" fo:letter-spacing="normal" fo:font-style="normal" style:text-underline-style="none" fo:font-weight="bold" style:text-blinking="false" fo:background-color="#f5f5f5" loext:char-shading-value="0" style:font-size-asian="10pt" style:font-size-complex="10pt" loext:padding-left="0cm" loext:padding-right="0cm" loext:padding-top="0.132cm" loext:padding-bottom="0cm" loext:border-left="none" loext:border-right="none" loext:border-top="0.06pt solid #dddddd" loext:border-bottom="none"/>
    </style:style>
    <style:style style:name="T3" style:family="text">
      <style:text-properties fo:font-variant="normal" fo:text-transform="none" fo:color="#2f8d46" style:font-name="var font-sofia-pro1" fo:font-size="10pt" fo:letter-spacing="normal" fo:font-style="normal" fo:font-weight="bold" fo:background-color="#ffffff" loext:char-shading-value="0" style:font-size-asian="10pt" style:font-size-complex="10pt" loext:padding="0cm" loext:border="none"/>
    </style:style>
    <style:style style:name="T4" style:family="text">
      <style:text-properties fo:font-variant="normal" fo:text-transform="none" fo:color="#40424e" style:font-name="var font-sofia-pro" fo:font-size="10pt" fo:letter-spacing="normal" fo:font-style="normal" fo:font-weight="normal" fo:background-color="#ffffff" loext:char-shading-value="0" style:font-size-asian="10pt" style:font-size-complex="10pt" loext:padding="0cm" loext:border="none"/>
    </style:style>
    <style:style style:name="T5" style:family="text">
      <style:text-properties fo:font-variant="normal" fo:text-transform="none" fo:color="#333333" style:font-name="var font-sofia-pro" fo:font-size="10pt" fo:letter-spacing="normal" fo:font-style="normal" fo:font-weight="normal" fo:background-color="#ffffff" loext:char-shading-value="0" style:font-size-asian="10pt" style:font-size-complex="10pt" loext:padding="0cm" loext:border="none"/>
    </style:style>
    <style:style style:name="T6" style:family="text">
      <style:text-properties fo:font-variant="normal" fo:text-transform="none" fo:color="#333333" style:font-name="var font-sofia-pro" fo:font-size="10pt" fo:letter-spacing="normal" fo:font-style="normal" fo:font-weight="bold" fo:background-color="#ffffff" loext:char-shading-value="0" style:font-size-asian="10pt" style:font-size-complex="10pt" loext:padding="0cm" loext:border="none"/>
    </style:style>
    <style:style style:name="T7" style:family="text">
      <style:text-properties fo:font-variant="normal" fo:text-transform="none" fo:color="#333333" style:font-name="urw-din" fo:font-size="10pt" fo:letter-spacing="normal" fo:font-style="normal" fo:font-weight="normal" style:font-size-asian="10pt" style:font-size-complex="10pt"/>
    </style:style>
    <style:style style:name="T8" style:family="text">
      <style:text-properties fo:font-variant="normal" fo:text-transform="none" fo:color="#333333" style:font-name="urw-din" fo:font-size="10pt" fo:letter-spacing="normal" fo:font-style="normal" fo:font-weight="bold" style:font-size-asian="10pt" style:font-size-complex="10pt"/>
    </style:style>
    <style:style style:name="T9" style:family="text">
      <style:text-properties fo:font-variant="normal" fo:text-transform="none" fo:color="#333333" style:font-name="Menlo" fo:font-size="10pt" fo:letter-spacing="normal" fo:font-style="normal" fo:font-weight="bold" style:font-size-asian="10pt" style:font-size-complex="10pt"/>
    </style:style>
    <style:style style:name="T10" style:family="text">
      <style:text-properties fo:font-variant="normal" fo:text-transform="none" fo:color="#333333" style:font-name="Menlo" fo:font-size="10pt" fo:letter-spacing="normal" fo:font-style="normal" fo:font-weight="normal" style:font-size-asian="10pt" style:font-size-complex="10pt"/>
    </style:style>
    <style:style style:name="T11" style:family="text">
      <style:text-properties style:font-name="var font-sofia-pro" fo:font-size="10pt" fo:background-color="#ffffff" loext:char-shading-value="0" style:font-size-asian="10pt" style:font-size-complex="10pt" loext:padding="0cm" loext:border="none"/>
    </style:style>
    <style:style style:name="T12" style:family="text">
      <style:text-properties style:font-name="var font-sofia-pro" fo:font-size="10pt" fo:font-weight="bold" fo:background-color="#ffffff" loext:char-shading-value="0" style:font-size-asian="10pt" style:font-size-complex="10pt" loext:padding="0cm" loext:border="none"/>
    </style:style>
    <style:style style:name="T13" style:family="text">
      <style:text-properties fo:color="#2f8d46" style:font-name="var font-sofia-pro1" fo:font-size="10pt" fo:letter-spacing="normal" fo:font-weight="bold" fo:background-color="#ffffff" loext:char-shading-value="0" style:font-size-asian="10pt" style:font-size-complex="10pt" loext:padding="0cm" loext:border="none"/>
    </style:style>
    <style:style style:name="T14" style:family="text">
      <style:text-properties fo:color="#40424e" style:font-name="var font-sofia-pro" fo:font-size="10pt" fo:letter-spacing="normal" fo:background-color="#ffffff" loext:char-shading-value="0" style:font-size-asian="10pt" style:font-size-complex="10pt" loext:padding="0cm" loext:border="none"/>
    </style:style>
    <style:style style:name="Sect1" style:family="section">
      <style:section-properties fo:background-color="#ffffff" fo:margin-left="0cm" fo:margin-right="0cm"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roblem700143">
        <text:p text:style-name="P10"><text:a xlink:type="simple" xlink:href="https://practice.geeksforgeeks.org/problems/bubble-sort/1/?track=DSASP-Sorting&amp;batchId=154" text:style-name="Internet_20_link" text:visited-style-name="Visited_20_Internet_20_Link"><text:span text:style-name="Strong_20_Emphasis"><text:span text:style-name="T1">Bubble Sort</text:span></text:span></text:a></text:p>
        <text:h text:style-name="P26" text:outline-level="5"/>
      </text:section>
      <text:section text:style-name="Sect1" text:name="problem700148">
        <text:p text:style-name="P7"><text:a xlink:type="simple" xlink:href="https://practice.geeksforgeeks.org/problems/insertion-sort/1/?track=DSASP-Sorting&amp;batchId=154" text:style-name="Internet_20_link" text:visited-style-name="Visited_20_Internet_20_Link"><text:span text:style-name="Strong_20_Emphasis"><text:span text:style-name="T1">Insertion Sort</text:span></text:span></text:a></text:p>
        <text:p text:style-name="P23"/>
      </text:section>
      <text:section text:style-name="Sect1" text:name="problem700151">
        <text:p text:style-name="P7"><text:a xlink:type="simple" xlink:href="https://practice.geeksforgeeks.org/problems/quick-sort/1/?track=DSASP-Sorting&amp;batchId=154" text:style-name="Internet_20_link" text:visited-style-name="Visited_20_Internet_20_Link"><text:span text:style-name="Strong_20_Emphasis"><text:span text:style-name="T1">Quick Sort</text:span></text:span></text:a></text:p>
        <text:p text:style-name="P24"/>
      </text:section>
      <text:section text:style-name="Sect1" text:name="problem701223">
        <text:p text:style-name="P7"><text:a xlink:type="simple" xlink:href="https://practice.geeksforgeeks.org/problems/binary-array-sorting-1587115620/1/?track=DSASP-Sorting&amp;batchId=154" text:style-name="Internet_20_link" text:visited-style-name="Visited_20_Internet_20_Link"><text:span text:style-name="Strong_20_Emphasis"><text:span text:style-name="T1">Binary Array Sorting</text:span></text:span></text:a></text:p>
        <text:p text:style-name="P24"/>
      </text:section>
      <text:section text:style-name="Sect1" text:name="problem701226">
        <text:p text:style-name="P7"><text:a xlink:type="simple" xlink:href="https://practice.geeksforgeeks.org/problems/inversion-of-array-1587115620/1/?track=DSASP-Sorting&amp;batchId=154" text:style-name="Internet_20_link" text:visited-style-name="Visited_20_Internet_20_Link"><text:span text:style-name="Strong_20_Emphasis"><text:span text:style-name="T1">Count Inversions</text:span></text:span></text:a></text:p>
        <text:p text:style-name="P24"/>
      </text:section>
      <text:section text:style-name="Sect1" text:name="problem701235">
        <text:p text:style-name="P7"><text:a xlink:type="simple" xlink:href="https://practice.geeksforgeeks.org/problems/union-of-two-sorted-arrays-1587115621/1/?track=DSASP-Sorting&amp;batchId=154" text:style-name="Internet_20_link" text:visited-style-name="Visited_20_Internet_20_Link"><text:span text:style-name="Strong_20_Emphasis"><text:span text:style-name="T1">Union of Two Sorted Arrays</text:span></text:span></text:a></text:p>
        <text:p text:style-name="P24"/>
      </text:section>
      <text:section text:style-name="Sect1" text:name="problem701237">
        <text:p text:style-name="P7"><text:a xlink:type="simple" xlink:href="https://practice.geeksforgeeks.org/problems/intersection-of-two-sorted-array-1587115620/1/?track=DSASP-Sorting&amp;batchId=154" text:style-name="Internet_20_link" text:visited-style-name="Visited_20_Internet_20_Link"><text:span text:style-name="Strong_20_Emphasis"><text:span text:style-name="T1">Intersection of two sorted arrays</text:span></text:span></text:a></text:p>
        <text:h text:style-name="P27" text:outline-level="5"/>
      </text:section>
      <text:section text:style-name="Sect1" text:name="problem701238">
        <text:p text:style-name="P7"><text:a xlink:type="simple" xlink:href="https://practice.geeksforgeeks.org/problems/count-possible-triangles-1587115620/1/?track=DSASP-Sorting&amp;batchId=154" text:style-name="Internet_20_link" text:visited-style-name="Visited_20_Internet_20_Link"><text:span text:style-name="Strong_20_Emphasis"><text:span text:style-name="T1">Count the number of possible triangles</text:span></text:span></text:a></text:p>
        <text:p text:style-name="P25"/>
      </text:section>
      <text:section text:style-name="Sect1" text:name="problem700466">
        <text:p text:style-name="P7"><text:a xlink:type="simple" xlink:href="https://practice.geeksforgeeks.org/problems/find-triplets-with-zero-sum/1/?track=DSASP-Sorting&amp;batchId=154" text:style-name="Internet_20_link" text:visited-style-name="Visited_20_Internet_20_Link"><text:span text:style-name="Strong_20_Emphasis"><text:span text:style-name="T1">Find triplets with zero sum</text:span></text:span></text:a></text:p>
        <text:p text:style-name="P25"/>
      </text:section>
      <text:section text:style-name="Sect1" text:name="problem700455">
        <text:p text:style-name="P7"><text:a xlink:type="simple" xlink:href="https://practice.geeksforgeeks.org/problems/three-way-partitioning/1/?track=DSASP-Sorting&amp;batchId=154" text:style-name="Internet_20_link" text:visited-style-name="Visited_20_Internet_20_Link"><text:span text:style-name="Strong_20_Emphasis"><text:span text:style-name="T1">Three way partitioning</text:span></text:span></text:a></text:p>
        <text:p text:style-name="P25"/>
      </text:section>
      <text:section text:style-name="Sect1" text:name="problem700555">
        <text:p text:style-name="P7"><text:a xlink:type="simple" xlink:href="https://practice.geeksforgeeks.org/problems/counting-sort/1/?track=DSASP-Sorting&amp;batchId=154" text:style-name="Internet_20_link" text:visited-style-name="Visited_20_Internet_20_Link"><text:span text:style-name="Strong_20_Emphasis"><text:span text:style-name="T1">Counting Sort</text:span></text:span></text:a></text:p>
        <text:p text:style-name="P24"/>
      </text:section>
      <text:section text:style-name="Sect1" text:name="problem701239">
        <text:p text:style-name="P7"><text:a xlink:type="simple" xlink:href="https://practice.geeksforgeeks.org/problems/sort-an-array-of-0s-1s-and-2s-1587115621/1/?track=DSASP-Sorting&amp;batchId=154" text:style-name="Internet_20_link" text:visited-style-name="Visited_20_Internet_20_Link"><text:span text:style-name="Strong_20_Emphasis"><text:span text:style-name="T1">Closet 0s 1s and 2s</text:span></text:span></text:a></text:p>
        <text:p text:style-name="P7"><text:span text:style-name="Strong_20_Emphasis"><text:span text:style-name="T2"/></text:span></text:p>
      </text:section>
      <text:section text:style-name="Sect1" text:name="problem701240">
        <text:p text:style-name="P7"><text:soft-page-break/><text:a xlink:type="simple" xlink:href="https://practice.geeksforgeeks.org/problems/sort-by-absolute-difference-1587115621/1/?track=DSASP-Sorting&amp;batchId=154" text:style-name="Internet_20_link" text:visited-style-name="Visited_20_Internet_20_Link"><text:span text:style-name="Strong_20_Emphasis"><text:span text:style-name="T1">Sort by Absolute Difference</text:span></text:span></text:a></text:p>
        <text:h text:style-name="P27" text:outline-level="5"/>
      </text:section>
      <text:section text:style-name="Sect1" text:name="problem701241">
        <text:p text:style-name="P7"><text:a xlink:type="simple" xlink:href="https://practice.geeksforgeeks.org/problems/triplet-sum-in-array-1587115621/1/?track=DSASP-Sorting&amp;batchId=154" text:style-name="Internet_20_link" text:visited-style-name="Visited_20_Internet_20_Link"><text:span text:style-name="Strong_20_Emphasis"><text:span text:style-name="T1">Triplet Sum in Array</text:span></text:span></text:a></text:p>
        <text:p text:style-name="P24"/>
      </text:section>
      <text:section text:style-name="Sect1" text:name="problem706300">
        <text:p text:style-name="P7"><text:a xlink:type="simple" xlink:href="https://practice.geeksforgeeks.org/problems/minimum-difference-in-an-array/1/?track=DSASP-Sorting&amp;batchId=154" text:style-name="Internet_20_link" text:visited-style-name="Visited_20_Internet_20_Link"><text:span text:style-name="Strong_20_Emphasis"><text:span text:style-name="T1">Minimum Difference in an Array</text:span></text:span></text:a></text:p>
        <text:h text:style-name="P27" text:outline-level="5"/>
      </text:section>
      <text:section text:style-name="Sect1" text:name="problem701354">
        <text:p text:style-name="P7"><text:a xlink:type="simple" xlink:href="https://practice.geeksforgeeks.org/problems/kth-smallest-element5545-1587115620/1/?track=DSASP-Sorting&amp;batchId=154" text:style-name="Internet_20_link" text:visited-style-name="Visited_20_Internet_20_Link"><text:span text:style-name="Strong_20_Emphasis"><text:span text:style-name="T1">Kth smallest element</text:span></text:span></text:a></text:p>
        <text:h text:style-name="P27" text:outline-level="5"/>
      </text:section>
      <text:section text:style-name="Sect1" text:name="problem701242">
        <text:p text:style-name="P7"><text:a xlink:type="simple" xlink:href="https://practice.geeksforgeeks.org/problems/number-of-pairs-1587115620/1/?track=DSASP-Sorting&amp;batchId=154" text:style-name="Internet_20_link" text:visited-style-name="Visited_20_Internet_20_Link"><text:span text:style-name="Strong_20_Emphasis"><text:span text:style-name="T1">Number of pairs</text:span></text:span></text:a></text:p>
        <text:h text:style-name="P27" text:outline-level="5"/>
      </text:section>
      <text:section text:style-name="Sect1" text:name="problem701243">
        <text:p text:style-name="P7"><text:a xlink:type="simple" xlink:href="https://practice.geeksforgeeks.org/problems/merge-two-sorted-arrays-1587115620/1/?track=DSASP-Sorting&amp;batchId=154" text:style-name="Internet_20_link" text:visited-style-name="Visited_20_Internet_20_Link"><text:span text:style-name="Strong_20_Emphasis"><text:span text:style-name="T1">Merge Without Extra Space</text:span></text:span></text:a></text:p>
        <text:p text:style-name="P25"/>
      </text:section>
      <text:section text:style-name="Sect1" text:name="problem701244">
        <text:p text:style-name="P7"><text:a xlink:type="simple" xlink:href="https://practice.geeksforgeeks.org/problems/merge-three-sorted-arrays-1587115620/1/?track=DSASP-Sorting&amp;batchId=154" text:style-name="Internet_20_link" text:visited-style-name="Visited_20_Internet_20_Link"><text:span text:style-name="Strong_20_Emphasis"><text:span text:style-name="T1">Merge three sorted arrays</text:span></text:span></text:a></text:p>
        <text:h text:style-name="P27" text:outline-level="5"/>
      </text:section>
      <text:section text:style-name="Sect1" text:name="problem701245">
        <text:p text:style-name="P7"><text:a xlink:type="simple" xlink:href="https://practice.geeksforgeeks.org/problems/closer-to-sort-1587115620/1/?track=DSASP-Sorting&amp;batchId=154" text:style-name="Internet_20_link" text:visited-style-name="Visited_20_Internet_20_Link"><text:span text:style-name="Strong_20_Emphasis"><text:span text:style-name="T1">Closer to sort</text:span></text:span></text:a></text:p>
        <text:h text:style-name="P27" text:outline-level="5"/>
      </text:section>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1. Bubble Sort <text:bookmark text:name="reportIssueBtn"/><text:bookmark text:name="bookmarkIcon"/></text:p>
      <text:p text:style-name="P19"><text:span text:style-name="Strong_20_Emphasis"><text:span text:style-name="T3">Easy </text:span></text:span><text:span text:style-name="T4">Accuracy:</text:span><text:span text:style-name="T5"> </text:span><text:span text:style-name="T6">45.44% </text:span><text:span text:style-name="T4">Submissions:</text:span><text:span text:style-name="T5"> </text:span><text:span text:style-name="T6">70592 </text:span><text:span text:style-name="T4">Points:</text:span><text:span text:style-name="T5"> </text:span><text:span text:style-name="T6">2</text:span></text:p>
      <text:p text:style-name="P2"/>
      <text:p text:style-name="P4"><text:span text:style-name="T7">Given an Integer </text:span><text:span text:style-name="Strong_20_Emphasis"><text:span text:style-name="T8">N</text:span></text:span><text:span text:style-name="T7"> and a list </text:span><text:span text:style-name="Strong_20_Emphasis"><text:span text:style-name="T8">arr</text:span></text:span><text:span text:style-name="T7">. Sort the array using bubble sort algorithm.<text:line-break/></text:span><text:span text:style-name="Strong_20_Emphasis"><text:span text:style-name="T8">Example 1:</text:span></text:span></text:p>
      <text:p text:style-name="P3"><text:span text:style-name="Strong_20_Emphasis"><text:span text:style-name="T9">Input</text:span></text:span><text:span text:style-name="T10">: </text:span></text:p>
      <text:p text:style-name="P11">N = 5</text:p>
      <text:p text:style-name="P11">arr[] = {4, 1, 3, 9, 7}</text:p>
      <text:p text:style-name="P12"><text:span text:style-name="Strong_20_Emphasis"><text:span text:style-name="T9">Output</text:span></text:span><text:span text:style-name="T10">: </text:span></text:p>
      <text:p text:style-name="P11">1 3 4 7 9</text:p>
      <text:p text:style-name="P4"><text:span text:style-name="Strong_20_Emphasis"><text:span text:style-name="T8">Example 2:</text:span></text:span></text:p>
      <text:p text:style-name="P3"><text:span text:style-name="Strong_20_Emphasis"><text:span text:style-name="T9">Input</text:span></text:span><text:span text:style-name="T10">:</text:span></text:p>
      <text:p text:style-name="P11">N = 10 </text:p>
      <text:p text:style-name="P11">arr[] = {10, 9, 8, 7, 6, 5, 4, 3, 2, 1}</text:p>
      <text:p text:style-name="P12"><text:span text:style-name="Strong_20_Emphasis"><text:span text:style-name="T9">Output</text:span></text:span><text:span text:style-name="T10">: </text:span></text:p>
      <text:p text:style-name="P11">1 2 3 4 5 6 7 8 9 10</text:p>
      <text:p text:style-name="P21"><text:span text:style-name="T7"><text:line-break/></text:span><text:span text:style-name="Strong_20_Emphasis"><text:span text:style-name="T8">Your Task: </text:span></text:span></text:p>
      <text:p text:style-name="P21"><text:span text:style-name="T7">You don't have to read input or print anything. Your task is to complete the function </text:span><text:span text:style-name="Strong_20_Emphasis"><text:span text:style-name="T8">bubblesort()</text:span></text:span><text:span text:style-name="T7"> which takes the array and it's size as input and sorts the array using bubble sort algorithm.</text:span></text:p>
      <text:p text:style-name="P20"><text:span text:style-name="T7"><text:line-break/></text:span><text:span text:style-name="Strong_20_Emphasis"><text:span text:style-name="T8">Expected Time Complexity:</text:span></text:span><text:span text:style-name="T7"> O(N^2).<text:line-break/></text:span><text:span text:style-name="Strong_20_Emphasis"><text:span text:style-name="T8">Expected Auxiliary Space:</text:span></text:span><text:span text:style-name="T7"> O(1).</text:span></text:p>
      <text:p text:style-name="P4"><text:span text:style-name="T7"><text:line-break/></text:span><text:span text:style-name="Strong_20_Emphasis"><text:span text:style-name="T8">Constraints:</text:span></text:span><text:span text:style-name="T7"><text:line-break/>1 &lt;= N &lt;= 103<text:line-break/>1 &lt;= arr[i] &lt;= 103</text:span></text:p>
      <text:p text:style-name="P14">void bubbleSort(int arr[], int n)</text:p>
      <text:p text:style-name="P14">{</text:p>
      <text:p text:style-name="P14"><text:s text:c="4"/>// Your code here <text:s text:c="3"/></text:p>
      <text:p text:style-name="P14">}</text:p>
      <text:p text:style-name="P17"/>
      <text:p text:style-name="P17"/>
      <text:p text:style-name="P17"/>
      <text:p text:style-name="P17"/>
      <text:p text:style-name="P17"/>
      <text:p text:style-name="P17"/>
      <text:p text:style-name="P17"/>
      <text:p text:style-name="P17"/>
      <text:p text:style-name="P17"/>
      <text:p text:style-name="P17"/>
      <text:p text:style-name="P17"/>
      <text:p text:style-name="P8"><text:soft-page-break/>2. Insertion Sort <text:bookmark text:name="reportIssueBtn1"/><text:bookmark text:name="bookmarkIcon1"/></text:p>
      <text:p text:style-name="P19"><text:span text:style-name="Strong_20_Emphasis"><text:span text:style-name="T3">Easy </text:span></text:span><text:span text:style-name="T4">Accuracy:</text:span><text:span text:style-name="T5"> </text:span><text:span text:style-name="T6">45.16% </text:span><text:span text:style-name="T4">Submissions:</text:span><text:span text:style-name="T5"> </text:span><text:span text:style-name="T6">52807 </text:span><text:span text:style-name="T4">Points:</text:span><text:span text:style-name="T5"> </text:span><text:span text:style-name="T6">2</text:span></text:p>
      <text:p text:style-name="P2"/>
      <text:p text:style-name="P4"><text:span text:style-name="T7">The task is to complete the </text:span><text:span text:style-name="Strong_20_Emphasis"><text:span text:style-name="T8">insert()</text:span></text:span><text:span text:style-name="T7"> function which is used to implement Insertion Sort.</text:span></text:p>
      <text:p text:style-name="P4"><text:span text:style-name="T7"><text:line-break/></text:span><text:span text:style-name="Strong_20_Emphasis"><text:span text:style-name="T8">Example 1:</text:span></text:span></text:p>
      <text:p text:style-name="P3"><text:span text:style-name="Strong_20_Emphasis"><text:span text:style-name="T9">Input</text:span></text:span><text:span text:style-name="T10">:</text:span></text:p>
      <text:p text:style-name="P11">N = 5</text:p>
      <text:p text:style-name="P11">arr[] = { 4, 1, 3, 9, 7}</text:p>
      <text:p text:style-name="P12"><text:span text:style-name="Strong_20_Emphasis"><text:span text:style-name="T9">Output</text:span></text:span><text:span text:style-name="T10">:</text:span></text:p>
      <text:p text:style-name="P11">1 3 4 7 9</text:p>
      <text:p text:style-name="P4"><text:span text:style-name="Strong_20_Emphasis"><text:span text:style-name="T8">Example 2:</text:span></text:span></text:p>
      <text:p text:style-name="P3"><text:span text:style-name="Strong_20_Emphasis"><text:span text:style-name="T9">Input</text:span></text:span><text:span text:style-name="T10">:</text:span></text:p>
      <text:p text:style-name="P11">N = 10</text:p>
      <text:p text:style-name="P11">arr[] = {10, 9, 8, 7, 6, 5, 4, 3, 2, 1}</text:p>
      <text:p text:style-name="P12"><text:span text:style-name="Strong_20_Emphasis"><text:span text:style-name="T9">Output</text:span></text:span><text:span text:style-name="T10">:</text:span></text:p>
      <text:p text:style-name="P11">1 2 3 4 5 6 7 8 9 10</text:p>
      <text:p text:style-name="P21"><text:span text:style-name="T7"><text:line-break/></text:span><text:span text:style-name="Strong_20_Emphasis"><text:span text:style-name="T8">Your Task: </text:span></text:span></text:p>
      <text:p text:style-name="P20"><text:span text:style-name="T7">You don't have to read input or print anything. Your task is to complete the function </text:span><text:span text:style-name="Strong_20_Emphasis"><text:span text:style-name="T8">insert()</text:span></text:span><text:span text:style-name="T7"> and </text:span><text:span text:style-name="Strong_20_Emphasis"><text:span text:style-name="T8">insertionSort()</text:span></text:span><text:span text:style-name="T7"> where </text:span><text:span text:style-name="Strong_20_Emphasis"><text:span text:style-name="T8">insert() </text:span></text:span><text:span text:style-name="T7">takes the array, it's size and an index i and </text:span><text:span text:style-name="Strong_20_Emphasis"><text:span text:style-name="T8">insertionSort()</text:span></text:span><text:span text:style-name="T7"> uses insert function to sort the array in ascending order using insertion sort algorithm. </text:span></text:p>
      <text:p text:style-name="P4"><text:span text:style-name="T7"><text:line-break/></text:span><text:span text:style-name="Strong_20_Emphasis"><text:span text:style-name="T8">Expected Time Complexity:</text:span></text:span><text:span text:style-name="T7"> O(N*N).<text:line-break/></text:span><text:span text:style-name="Strong_20_Emphasis"><text:span text:style-name="T8">Expected Auxiliary Space:</text:span></text:span><text:span text:style-name="T7"> O(1).</text:span></text:p>
      <text:p text:style-name="P4"><text:span text:style-name="T7"><text:line-break/></text:span><text:span text:style-name="Strong_20_Emphasis"><text:span text:style-name="T8">Constraints:</text:span></text:span><text:span text:style-name="T7"><text:line-break/>1 &lt;= N &lt;= 1000<text:line-break/>1 &lt;= arr[i] &lt;= 1000</text:span></text:p>
      <text:p text:style-name="P14"/>
      <text:p text:style-name="P14"><text:s text:c="4"/>void insert(int arr[], int i)</text:p>
      <text:p text:style-name="P14"><text:s text:c="4"/>{</text:p>
      <text:p text:style-name="P14"><text:s text:c="8"/>// Your code here <text:s/></text:p>
      <text:p text:style-name="P14"><text:s text:c="4"/>}</text:p>
      <text:p text:style-name="P14"><text:s text:c="4"/>//Function to sort the array using insertion sort algorithm.</text:p>
      <text:p text:style-name="P14"><text:s text:c="4"/>void insertionSort(int arr[], int n)</text:p>
      <text:p text:style-name="P14"><text:s text:c="4"/>{</text:p>
      <text:p text:style-name="P14"><text:s text:c="8"/>//code here</text:p>
      <text:p text:style-name="P15"><text:s text:c="4"/>}</text:p>
      <text:p text:style-name="P28"/>
      <text:p text:style-name="P28"/>
      <text:p text:style-name="P28"><text:soft-page-break/>3. Quick Sort <text:bookmark text:name="bookmarkIcon2"/><text:bookmark text:name="reportIssueBtn2"/></text:p>
      <text:p text:style-name="P19"><text:span text:style-name="Strong_20_Emphasis"><text:span text:style-name="T3">Medium </text:span></text:span><text:span text:style-name="T4">Accuracy:</text:span><text:span text:style-name="T5"> </text:span><text:span text:style-name="T6">46.8% </text:span><text:span text:style-name="T4">Submissions:</text:span><text:span text:style-name="T5"> </text:span><text:span text:style-name="T6">72233 </text:span><text:span text:style-name="T4">Points:</text:span><text:span text:style-name="T5"> </text:span><text:span text:style-name="T6">4</text:span></text:p>
      <text:p text:style-name="P2"/>
      <text:p text:style-name="P5">Quick Sort is a Divide and Conquer algorithm. It picks an element as pivot and partitions the given array around the picked pivot.<text:line-break/>Given an array arr[], its starting position low and its ending position high.</text:p>
      <text:p text:style-name="P5">Implement the partition() and quickSort() functions to sort the array.</text:p>
      <text:p text:style-name="P4"><text:span text:style-name="T7"><text:line-break/></text:span><text:span text:style-name="Strong_20_Emphasis"><text:span text:style-name="T8">Example 1:</text:span></text:span></text:p>
      <text:p text:style-name="P3"><text:span text:style-name="Strong_20_Emphasis"><text:span text:style-name="T9">Input: </text:span></text:span></text:p>
      <text:p text:style-name="P11">N = 5 </text:p>
      <text:p text:style-name="P11">arr[] = { 4, 1, 3, 9, 7}</text:p>
      <text:p text:style-name="P12"><text:span text:style-name="Strong_20_Emphasis"><text:span text:style-name="T9">Output:</text:span></text:span></text:p>
      <text:p text:style-name="P11">1 3 4 7 9</text:p>
      <text:p text:style-name="P4"><text:span text:style-name="Strong_20_Emphasis"><text:span text:style-name="T8">Example 2:</text:span></text:span></text:p>
      <text:p text:style-name="P3"><text:span text:style-name="Strong_20_Emphasis"><text:span text:style-name="T9">Input: </text:span></text:span></text:p>
      <text:p text:style-name="P11">N = 9</text:p>
      <text:p text:style-name="P11">arr[] = { 2, 1, 6, 10, 4, 1, 3, 9, 7}</text:p>
      <text:p text:style-name="P12"><text:span text:style-name="Strong_20_Emphasis"><text:span text:style-name="T9">Output:</text:span></text:span></text:p>
      <text:p text:style-name="P11">1 1 2 3 4 6 7 9 10</text:p>
      <text:p text:style-name="P4"><text:span text:style-name="T7"><text:line-break/></text:span><text:span text:style-name="Strong_20_Emphasis"><text:span text:style-name="T8">Your Task: </text:span></text:span><text:span text:style-name="T7"><text:line-break/>You don't need to read input or print anything. Your task is to complete the functions </text:span><text:span text:style-name="Strong_20_Emphasis"><text:span text:style-name="T8">partition()  </text:span></text:span><text:span text:style-name="T7">and </text:span><text:span text:style-name="Strong_20_Emphasis"><text:span text:style-name="T8">quickSort() </text:span></text:span><text:span text:style-name="T7">which takes the array arr[], low and high as input parameters and partitions the array. Consider the last element as the pivot such that all the elements less than(or equal to) the pivot lie before it and the elements greater than it lie after the pivot.</text:span></text:p>
      <text:p text:style-name="P4"><text:span text:style-name="T7"><text:line-break/></text:span><text:span text:style-name="Strong_20_Emphasis"><text:span text:style-name="T8">Expected Time Complexity:</text:span></text:span><text:span text:style-name="T7"> O(N*logN)<text:line-break/></text:span><text:span text:style-name="Strong_20_Emphasis"><text:span text:style-name="T8">Expected Auxiliary Space:</text:span></text:span><text:span text:style-name="T7"> O(1)</text:span></text:p>
      <text:p text:style-name="P4"><text:span text:style-name="T7"><text:line-break/></text:span><text:span text:style-name="Strong_20_Emphasis"><text:span text:style-name="T8">Constraints:</text:span></text:span><text:span text:style-name="T7"><text:line-break/>1 &lt;= N &lt;= 103<text:line-break/>1 &lt;= arr[i] &lt;= 104</text:span></text:p>
      <text:p text:style-name="P14">void quickSort(int arr[], int low, int high)</text:p>
      <text:p text:style-name="P14">{</text:p>
      <text:p text:style-name="P14"><text:s text:c="4"/>// code here</text:p>
      <text:p text:style-name="P14">}</text:p>
      <text:p text:style-name="P14"><text:s text:c="4"/></text:p>
      <text:p text:style-name="P14">int partition (int arr[], int low, int high)</text:p>
      <text:p text:style-name="P14"><text:soft-page-break/>{</text:p>
      <text:p text:style-name="P14"><text:s text:c="3"/>// Your code here</text:p>
      <text:p text:style-name="P14">}</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4. Binary Array Sorting <text:bookmark text:name="reportIssueBtn3"/><text:bookmark text:name="bookmarkIcon3"/></text:p>
      <text:p text:style-name="P19"><text:span text:style-name="Strong_20_Emphasis"><text:span text:style-name="T3">Basic </text:span></text:span><text:span text:style-name="T4">Accuracy:</text:span><text:span text:style-name="T5"> </text:span><text:span text:style-name="T6">50.4% </text:span><text:span text:style-name="T4">Submissions:</text:span><text:span text:style-name="T5"> </text:span><text:span text:style-name="T6">26996 </text:span><text:span text:style-name="T4">Points:</text:span><text:span text:style-name="T5"> </text:span><text:span text:style-name="T6">1</text:span></text:p>
      <text:p text:style-name="P2"/>
      <text:p text:style-name="P4"><text:span text:style-name="T7">Given a binary array </text:span><text:span text:style-name="Strong_20_Emphasis"><text:span text:style-name="T8">A[]</text:span></text:span><text:span text:style-name="T7"> of size </text:span><text:span text:style-name="Strong_20_Emphasis"><text:span text:style-name="T8">N</text:span></text:span><text:span text:style-name="T7">. The task is to arrange the array in increasing order.<text:line-break/></text:span><text:span text:style-name="Strong_20_Emphasis"><text:span text:style-name="T8">Note:</text:span></text:span><text:span text:style-name="T7"> The binary array contains only 0  and 1.<text:line-break/> </text:span></text:p>
      <text:p text:style-name="P4"><text:span text:style-name="Strong_20_Emphasis"><text:span text:style-name="T8">Example 1:</text:span></text:span></text:p>
      <text:p text:style-name="P3"><text:span text:style-name="Strong_20_Emphasis"><text:span text:style-name="T9">Input</text:span></text:span><text:span text:style-name="T10">: </text:span></text:p>
      <text:p text:style-name="P11">5</text:p>
      <text:p text:style-name="P11">1 0 1 1 0</text:p>
      <text:p text:style-name="P13"/>
      <text:p text:style-name="P12"><text:span text:style-name="Strong_20_Emphasis"><text:span text:style-name="T9">Output</text:span></text:span><text:span text:style-name="T10">: </text:span></text:p>
      <text:p text:style-name="P11">0 0 1 1 1</text:p>
      <text:p text:style-name="P13"/>
      <text:p text:style-name="P12"><text:span text:style-name="Strong_20_Emphasis"><text:span text:style-name="T9">Explanation</text:span></text:span><text:span text:style-name="T10">: </text:span></text:p>
      <text:p text:style-name="P11">After arranging the elements in </text:p>
      <text:p text:style-name="P11">increasing order, elements will be as </text:p>
      <text:p text:style-name="P11">0 0 1 1 1.</text:p>
      <text:p text:style-name="P4"><text:span text:style-name="Strong_20_Emphasis"><text:span text:style-name="T8">Example 2:</text:span></text:span></text:p>
      <text:p text:style-name="P3"><text:span text:style-name="Strong_20_Emphasis"><text:span text:style-name="T9">Input</text:span></text:span><text:span text:style-name="T10">:</text:span></text:p>
      <text:p text:style-name="P11">10</text:p>
      <text:p text:style-name="P11">1 0 1 1 1 1 1 0 0 0</text:p>
      <text:p text:style-name="P13"/>
      <text:p text:style-name="P12"><text:span text:style-name="Strong_20_Emphasis"><text:span text:style-name="T9">Output</text:span></text:span><text:span text:style-name="T10">: </text:span></text:p>
      <text:p text:style-name="P11">0 0 0 0 1 1 1 1 1 1</text:p>
      <text:p text:style-name="P13"/>
      <text:p text:style-name="P12"><text:span text:style-name="Strong_20_Emphasis"><text:span text:style-name="T9">Explanation</text:span></text:span><text:span text:style-name="T10">: </text:span></text:p>
      <text:p text:style-name="P11">After arranging the elements in </text:p>
      <text:p text:style-name="P11">increasing orde, elements will be </text:p>
      <text:p text:style-name="P11">0 0 0 0 1 1 1 1 1 1.</text:p>
      <text:p text:style-name="P13"/>
      <text:p text:style-name="P4"><text:soft-page-break/><text:span text:style-name="Strong_20_Emphasis"><text:span text:style-name="T8">Your Task: </text:span></text:span><text:span text:style-name="T7">This is a function problem. You only need to complete the function</text:span><text:span text:style-name="Strong_20_Emphasis"><text:span text:style-name="T7"> </text:span></text:span><text:span text:style-name="Strong_20_Emphasis"><text:span text:style-name="T8">binSort() </text:span></text:span><text:span text:style-name="T7">that takes the array </text:span><text:span text:style-name="Strong_20_Emphasis"><text:span text:style-name="T8">A[] </text:span></text:span><text:span text:style-name="T7">and it's size </text:span><text:span text:style-name="Strong_20_Emphasis"><text:span text:style-name="T8">N</text:span></text:span><text:span text:style-name="T7"> as parameters and sorts the array. The </text:span><text:span text:style-name="Strong_20_Emphasis"><text:span text:style-name="T8">printing </text:span></text:span><text:span text:style-name="T7">is done </text:span><text:span text:style-name="Strong_20_Emphasis"><text:span text:style-name="T8">automatically </text:span></text:span><text:span text:style-name="T7">by the driver code.<text:line-break/><text:line-break/></text:span><text:span text:style-name="Strong_20_Emphasis"><text:span text:style-name="T8">Expected Time Complexity</text:span></text:span><text:span text:style-name="T7">: O(N)<text:line-break/></text:span><text:span text:style-name="Strong_20_Emphasis"><text:span text:style-name="T8">Expected Auxilliary Space</text:span></text:span><text:span text:style-name="T7">: O(1)<text:line-break/><text:line-break/></text:span><text:span text:style-name="Strong_20_Emphasis"><text:span text:style-name="T8">Constraints:</text:span></text:span><text:span text:style-name="T7"><text:line-break/>1 &lt;= N &lt;= 106<text:line-break/>0 &lt;= A[i] &lt;= 1</text:span></text:p>
      <text:p text:style-name="P14">void binSort(int A[], int N)</text:p>
      <text:p text:style-name="P14">{</text:p>
      <text:p text:style-name="P14"><text:s text:c="3"/>//Your code here</text:p>
      <text:p text:style-name="P14"><text:s text:c="3"/></text:p>
      <text:p text:style-name="P14"><text:s text:c="3"/>/**************</text:p>
      <text:p text:style-name="P14"><text:s text:c="4"/>* No need to print the array</text:p>
      <text:p text:style-name="P14"><text:s text:c="4"/>* ************/</text:p>
      <text:p text:style-name="P14">}</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5. Count Inversions <text:bookmark text:name="reportIssueBtn4"/><text:bookmark text:name="bookmarkIcon4"/></text:p>
      <text:p text:style-name="P19"><text:span text:style-name="Strong_20_Emphasis"><text:span text:style-name="T3">Medium </text:span></text:span><text:span text:style-name="T4">Accuracy:</text:span><text:span text:style-name="T5"> </text:span><text:span text:style-name="T6">39.43% </text:span><text:span text:style-name="T4">Submissions:</text:span><text:span text:style-name="T5"> </text:span><text:span text:style-name="T6">100k+ </text:span><text:span text:style-name="T4">Points:</text:span><text:span text:style-name="T5"> </text:span><text:span text:style-name="T6">4</text:span></text:p>
      <text:p text:style-name="P2"/>
      <text:p text:style-name="P5">Given an array of integers. Find the Inversion Count in the array. </text:p>
      <text:p text:style-name="P4"><text:span text:style-name="Emphasis"><text:span text:style-name="Strong_20_Emphasis"><text:span text:style-name="T8">Inversion Count</text:span></text:span></text:span><text:span text:style-name="Emphasis"><text:span text:style-name="T7">: </text:span></text:span><text:span text:style-name="T7">For an array, inversion count indicates how far (or close) the array is from being sorted. If array is already sorted then the inversion count is 0. If an array is sorted in the reverse order then the inversion count is the maximum. <text:line-break/>Formally, two elements a[i] and a[j] form an inversion if a[i] &gt; a[j] and i &lt; j.<text:line-break/> </text:span></text:p>
      <text:p text:style-name="P4"><text:span text:style-name="Strong_20_Emphasis"><text:span text:style-name="T8">Example 1:</text:span></text:span></text:p>
      <text:p text:style-name="P3"><text:span text:style-name="Strong_20_Emphasis"><text:span text:style-name="T9">Input</text:span></text:span><text:span text:style-name="T10">: N = 5, arr[] = {2, 4, 1, 3, 5}</text:span></text:p>
      <text:p text:style-name="P12"><text:span text:style-name="Strong_20_Emphasis"><text:span text:style-name="T9">Output</text:span></text:span><text:span text:style-name="T10">: 3</text:span></text:p>
      <text:p text:style-name="P12"><text:span text:style-name="Strong_20_Emphasis"><text:span text:style-name="T9">Explanation</text:span></text:span><text:span text:style-name="T10">: The sequence 2, 4, 1, 3, 5 </text:span></text:p>
      <text:p text:style-name="P11">has three inversions (2, 1), (4, 1), (4, 3).</text:p>
      <text:p text:style-name="P4"><text:span text:style-name="Strong_20_Emphasis"><text:span text:style-name="T8">Example 2:</text:span></text:span></text:p>
      <text:p text:style-name="P3"><text:span text:style-name="Strong_20_Emphasis"><text:span text:style-name="T9">Input</text:span></text:span><text:span text:style-name="T10">: N = 5</text:span></text:p>
      <text:p text:style-name="P11">arr[] = {2, 3, 4, 5, 6}</text:p>
      <text:p text:style-name="P12"><text:span text:style-name="Strong_20_Emphasis"><text:span text:style-name="T9">Output</text:span></text:span><text:span text:style-name="T10">: 0</text:span></text:p>
      <text:p text:style-name="P12"><text:span text:style-name="Strong_20_Emphasis"><text:span text:style-name="T9">Explanation</text:span></text:span><text:span text:style-name="T10">: As the sequence is already </text:span></text:p>
      <text:p text:style-name="P11">sorted so there is no inversion count.</text:p>
      <text:p text:style-name="P4"><text:span text:style-name="Strong_20_Emphasis"><text:span text:style-name="T8">Example 3:</text:span></text:span></text:p>
      <text:p text:style-name="P3"><text:span text:style-name="Strong_20_Emphasis"><text:span text:style-name="T9">Input</text:span></text:span><text:span text:style-name="T10">: N = 3, arr[] = {10, 10, 10}</text:span></text:p>
      <text:p text:style-name="P12"><text:span text:style-name="Strong_20_Emphasis"><text:span text:style-name="T9">Output</text:span></text:span><text:span text:style-name="T10">: 0</text:span></text:p>
      <text:p text:style-name="P12"><text:span text:style-name="Strong_20_Emphasis"><text:span text:style-name="T9">Explanation</text:span></text:span><text:span text:style-name="T10">: As all the elements of array </text:span></text:p>
      <text:p text:style-name="P11">are same, so there is no inversion count.</text:p>
      <text:p text:style-name="P4"><text:span text:style-name="Strong_20_Emphasis"><text:span text:style-name="T8">Your Task:</text:span></text:span><text:span text:style-name="T7"><text:line-break/>You don't need to read input or print anything. Your task is to complete the function </text:span><text:span text:style-name="Strong_20_Emphasis"><text:span text:style-name="T8">inversionCount()</text:span></text:span><text:span text:style-name="T7"> which takes the array arr[] and the size of the array as inputs and returns the inversion count of the given array.<text:line-break/><text:line-break/></text:span><text:span text:style-name="Strong_20_Emphasis"><text:span text:style-name="T8">Expected Time Complexity: </text:span></text:span><text:span text:style-name="T7">O(NLogN).<text:line-break/></text:span><text:span text:style-name="Strong_20_Emphasis"><text:span text:style-name="T8">Expected Auxiliary Space: </text:span></text:span><text:span text:style-name="T7">O(N).<text:line-break/><text:line-break/></text:span><text:span text:style-name="Strong_20_Emphasis"><text:span text:style-name="T8">Constraints:</text:span></text:span><text:span text:style-name="T7"><text:line-break/>1 ≤ N ≤ 5*105<text:line-break/>1 ≤ arr[i] ≤ 1018</text:span></text:p>
      <text:p text:style-name="P14">long long int inversionCount(long long arr[], long long N)</text:p>
      <text:p text:style-name="P14"><text:soft-page-break/>{</text:p>
      <text:p text:style-name="P14"><text:s text:c="4"/>// Your Code Here</text:p>
      <text:p text:style-name="P14">}</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6. Union of Two Sorted Arrays <text:bookmark text:name="reportIssueBtn5"/><text:bookmark text:name="bookmarkIcon5"/></text:p>
      <text:p text:style-name="P19"><text:span text:style-name="Strong_20_Emphasis"><text:span text:style-name="T3">Easy </text:span></text:span><text:span text:style-name="T4">Accuracy:</text:span><text:span text:style-name="T5"> </text:span><text:span text:style-name="T6">46.19% </text:span><text:span text:style-name="T4">Submissions:</text:span><text:span text:style-name="T5"> </text:span><text:span text:style-name="T6">53890 </text:span><text:span text:style-name="T4">Points:</text:span><text:span text:style-name="T5"> </text:span><text:span text:style-name="T6">2</text:span></text:p>
      <text:p text:style-name="P2"/>
      <text:p text:style-name="P4"><text:span text:style-name="T7">Union of two arrays can be defined as the common and distinct elements in the two arrays.<text:line-break/>Given two sorted arrays of size </text:span><text:span text:style-name="Strong_20_Emphasis"><text:span text:style-name="T8">n</text:span></text:span><text:span text:style-name="T7"> and </text:span><text:span text:style-name="Strong_20_Emphasis"><text:span text:style-name="T8">m</text:span></text:span><text:span text:style-name="T7"> respectively, find their union.</text:span></text:p>
      <text:p text:style-name="P4"><text:span text:style-name="T7"><text:line-break/></text:span><text:span text:style-name="Strong_20_Emphasis"><text:span text:style-name="T8">Example 1:</text:span></text:span></text:p>
      <text:p text:style-name="P3"><text:span text:style-name="Strong_20_Emphasis"><text:span text:style-name="T9">Input</text:span></text:span><text:span text:style-name="T10">: </text:span></text:p>
      <text:p text:style-name="P11">n = 5, arr1[] = {1, 2, 3, 4, 5} <text:s/></text:p>
      <text:p text:style-name="P11">m = 3, arr2 [] = {1, 2, 3}</text:p>
      <text:p text:style-name="P12"><text:span text:style-name="Strong_20_Emphasis"><text:span text:style-name="T9">Output</text:span></text:span><text:span text:style-name="T10">: 1 2 3 4 5</text:span></text:p>
      <text:p text:style-name="P12"><text:span text:style-name="Strong_20_Emphasis"><text:span text:style-name="T9">Explanation</text:span></text:span><text:span text:style-name="T10">: Distinct elements including </text:span></text:p>
      <text:p text:style-name="P11">both the arrays are: 1 2 3 4 5.</text:p>
      <text:p text:style-name="P6"> </text:p>
      <text:p text:style-name="P4"><text:span text:style-name="Strong_20_Emphasis"><text:span text:style-name="T8">Example 2:</text:span></text:span></text:p>
      <text:p text:style-name="P3"><text:span text:style-name="Strong_20_Emphasis"><text:span text:style-name="T9">Input</text:span></text:span><text:span text:style-name="T10">: </text:span></text:p>
      <text:p text:style-name="P11">n = 5, arr1[] = {2, 2, 3, 4, 5} <text:s/></text:p>
      <text:p text:style-name="P11">m = 5, arr2[] = {1, 1, 2, 3, 4}</text:p>
      <text:p text:style-name="P12"><text:span text:style-name="Strong_20_Emphasis"><text:span text:style-name="T9">Output</text:span></text:span><text:span text:style-name="T10">: 1 2 3 4 5</text:span></text:p>
      <text:p text:style-name="P12"><text:span text:style-name="Strong_20_Emphasis"><text:span text:style-name="T9">Explanation</text:span></text:span><text:span text:style-name="T10">: Distinct elements including </text:span></text:p>
      <text:p text:style-name="P11">both the arrays are: 1 2 3 4 5.</text:p>
      <text:p text:style-name="P6"> </text:p>
      <text:p text:style-name="P4"><text:span text:style-name="Strong_20_Emphasis"><text:span text:style-name="T8">Example 3:</text:span></text:span></text:p>
      <text:p text:style-name="P3"><text:span text:style-name="Strong_20_Emphasis"><text:span text:style-name="T9">Input</text:span></text:span><text:span text:style-name="T10">:</text:span></text:p>
      <text:p text:style-name="P11">n = 5, arr1[] = {1, 1, 1, 1, 1}</text:p>
      <text:p text:style-name="P11">m = 5, arr2[] = {2, 2, 2, 2, 2}</text:p>
      <text:p text:style-name="P12"><text:span text:style-name="Strong_20_Emphasis"><text:span text:style-name="T9">Output</text:span></text:span><text:span text:style-name="T10">: 1 2</text:span></text:p>
      <text:p text:style-name="P12"><text:span text:style-name="Strong_20_Emphasis"><text:span text:style-name="T9">Explanation</text:span></text:span><text:span text:style-name="T10">: Distinct elements including </text:span></text:p>
      <text:p text:style-name="P11">both the arrays are: 1 2.</text:p>
      <text:p text:style-name="P4"><text:span text:style-name="T7"><text:line-break/></text:span><text:span text:style-name="Strong_20_Emphasis"><text:span text:style-name="T8">Your Task: </text:span></text:span><text:span text:style-name="T7"><text:line-break/>You do not need to read input or print anything. Complete the </text:span><text:span text:style-name="Strong_20_Emphasis"><text:span text:style-name="T8">function findUnion() </text:span></text:span><text:span text:style-name="T7">that takes two arrays </text:span><text:span text:style-name="Strong_20_Emphasis"><text:span text:style-name="T8">arr1[]</text:span></text:span><text:span text:style-name="T7">, </text:span><text:span text:style-name="Strong_20_Emphasis"><text:span text:style-name="T8">arr2[],</text:span></text:span><text:span text:style-name="T7"> and their size </text:span><text:span text:style-name="Strong_20_Emphasis"><text:span text:style-name="T8">n and m </text:span></text:span><text:span text:style-name="T7">as input parameters and returns a list </text:span><text:soft-page-break/><text:span text:style-name="T7">containing the </text:span><text:span text:style-name="Strong_20_Emphasis"><text:span text:style-name="T8">union of the two arrays</text:span></text:span><text:span text:style-name="T7">. <text:line-break/> </text:span></text:p>
      <text:p text:style-name="P4"><text:span text:style-name="Strong_20_Emphasis"><text:span text:style-name="T8">Expected Time Complexity: </text:span></text:span><text:span text:style-name="T7">O(n+m).<text:line-break/></text:span><text:span text:style-name="Strong_20_Emphasis"><text:span text:style-name="T8">Expected Auxiliary Space: </text:span></text:span><text:span text:style-name="T7">O(n+m).<text:line-break/> </text:span></text:p>
      <text:p text:style-name="P4"><text:span text:style-name="Strong_20_Emphasis"><text:span text:style-name="T8">Constraints:</text:span></text:span><text:span text:style-name="T7"><text:line-break/>1 &lt;= n, m &lt;= 105<text:line-break/>1 &lt;= arr[i], brr[i] &lt;= 106</text:span></text:p>
      <text:p text:style-name="P14">class Solution{</text:p>
      <text:p text:style-name="P14"><text:s text:c="4"/>public:</text:p>
      <text:p text:style-name="P14"><text:s text:c="4"/>//arr1,arr2 : the arrays</text:p>
      <text:p text:style-name="P14"><text:s text:c="4"/>// n, m: size of arrays</text:p>
      <text:p text:style-name="P14"><text:s text:c="4"/>//Function to return a list containing the union of the two arrays. </text:p>
      <text:p text:style-name="P14"><text:s text:c="4"/>vector&lt;int&gt; findUnion(int arr1[], int arr2[], int n, int m)</text:p>
      <text:p text:style-name="P14"><text:s text:c="4"/>{</text:p>
      <text:p text:style-name="P14"><text:s text:c="8"/>//Your code here</text:p>
      <text:p text:style-name="P14"><text:s text:c="8"/>//return vector with correct order of elements</text:p>
      <text:p text:style-name="P14"><text:s text:c="4"/>}</text:p>
      <text:p text:style-name="P14">};</text:p>
      <text:p text:style-name="P1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text:soft-page-break/>7. Intersection of two sorted arrays <text:bookmark text:name="reportIssueBtn7"/><text:bookmark text:name="bookmarkIcon7"/></text:p>
      <text:p text:style-name="P19"><text:span text:style-name="Strong_20_Emphasis"><text:span text:style-name="T3">Easy </text:span></text:span><text:span text:style-name="T4">Accuracy:</text:span><text:span text:style-name="T5"> </text:span><text:span text:style-name="T6">48.02% </text:span><text:span text:style-name="T4">Submissions:</text:span><text:span text:style-name="T5"> </text:span><text:span text:style-name="T6">23006 </text:span><text:span text:style-name="T4">Points:</text:span><text:span text:style-name="T5"> </text:span><text:span text:style-name="T6">2</text:span></text:p>
      <text:p text:style-name="P2"/>
      <text:p text:style-name="P4"><text:span text:style-name="T7">The intersection of two arrays contains the elements common to both the arrays. The intersection should not count duplicate elements.<text:line-break/>Given two sorted arrays </text:span><text:span text:style-name="Strong_20_Emphasis"><text:span text:style-name="T8">arr1</text:span></text:span><text:span text:style-name="T7">[] and </text:span><text:span text:style-name="Strong_20_Emphasis"><text:span text:style-name="T8">arr</text:span></text:span><text:span text:style-name="T7">2[] of sizes </text:span><text:span text:style-name="Strong_20_Emphasis"><text:span text:style-name="T8">N</text:span></text:span><text:span text:style-name="T7"> and </text:span><text:span text:style-name="Strong_20_Emphasis"><text:span text:style-name="T8">M</text:span></text:span><text:span text:style-name="T7"> respectively. Find their </text:span><text:span text:style-name="Strong_20_Emphasis"><text:span text:style-name="T8">intersection</text:span></text:span></text:p>
      <text:p text:style-name="P6"> </text:p>
      <text:p text:style-name="P4"><text:span text:style-name="Strong_20_Emphasis"><text:span text:style-name="T8">Example 1:</text:span></text:span></text:p>
      <text:p text:style-name="P3"><text:span text:style-name="Strong_20_Emphasis"><text:span text:style-name="T9">Input</text:span></text:span><text:span text:style-name="T10">: </text:span></text:p>
      <text:p text:style-name="P11">N = 4, arr1[] = {1, 2, 3, 4} <text:s/></text:p>
      <text:p text:style-name="P11">M = 5, arr2 [] = {2, 4, 6, 7, 8}</text:p>
      <text:p text:style-name="P12"><text:span text:style-name="Strong_20_Emphasis"><text:span text:style-name="T9">Output</text:span></text:span><text:span text:style-name="T10">: 2 4</text:span></text:p>
      <text:p text:style-name="P12"><text:span text:style-name="Strong_20_Emphasis"><text:span text:style-name="T9">Explanation</text:span></text:span><text:span text:style-name="T10">: 2 and 4 are only common </text:span></text:p>
      <text:p text:style-name="P11">elements in both the arrays.</text:p>
      <text:p text:style-name="P6"> </text:p>
      <text:p text:style-name="P4"><text:span text:style-name="Strong_20_Emphasis"><text:span text:style-name="T8">Example 2:</text:span></text:span></text:p>
      <text:p text:style-name="P3"><text:span text:style-name="Strong_20_Emphasis"><text:span text:style-name="T9">Input</text:span></text:span><text:span text:style-name="T10">: </text:span></text:p>
      <text:p text:style-name="P11">N = 5, arr1[] = {1, 2, 2, 3, 4}</text:p>
      <text:p text:style-name="P11">M = 6, arr2[] = {2, 2, 4, 6, 7, 8}</text:p>
      <text:p text:style-name="P12"><text:span text:style-name="Strong_20_Emphasis"><text:span text:style-name="T9">Output</text:span></text:span><text:span text:style-name="T10">: 2 4</text:span></text:p>
      <text:p text:style-name="P12"><text:span text:style-name="Strong_20_Emphasis"><text:span text:style-name="T9">Explanation</text:span></text:span><text:span text:style-name="T10">: 2 and 4 are the only </text:span></text:p>
      <text:p text:style-name="P11">common elements.</text:p>
      <text:p text:style-name="P6"> </text:p>
      <text:p text:style-name="P4"><text:span text:style-name="Strong_20_Emphasis"><text:span text:style-name="T8">Example 3:</text:span></text:span></text:p>
      <text:p text:style-name="P3"><text:span text:style-name="Strong_20_Emphasis"><text:span text:style-name="T9">Input</text:span></text:span><text:span text:style-name="T10">:</text:span></text:p>
      <text:p text:style-name="P11">N = 2, arr1[] = {1, 2}</text:p>
      <text:p text:style-name="P11">M = 2, arr2[] = {3, 4}</text:p>
      <text:p text:style-name="P12"><text:span text:style-name="Strong_20_Emphasis"><text:span text:style-name="T9">Output</text:span></text:span><text:span text:style-name="T10">: -1</text:span></text:p>
      <text:p text:style-name="P12"><text:span text:style-name="Strong_20_Emphasis"><text:span text:style-name="T9">Explanation</text:span></text:span><text:span text:style-name="T10">: No common elements.</text:span></text:p>
      <text:p text:style-name="P5"><text:line-break/> </text:p>
      <text:p text:style-name="P4"><text:soft-page-break/><text:span text:style-name="Strong_20_Emphasis"><text:span text:style-name="T8">Your Task:</text:span></text:span><text:span text:style-name="T7"><text:line-break/>You do not need to read input or print anything. Complete the </text:span><text:span text:style-name="Strong_20_Emphasis"><text:span text:style-name="T8">function printIntersection() </text:span></text:span><text:span text:style-name="T7">that takes arr1,arr2,  N and M as input parameters and return a list of integers containing the intersection of two arrays. If the intersection is empty then then list should contain -1.<text:line-break/><text:line-break/><text:line-break/></text:span><text:span text:style-name="Strong_20_Emphasis"><text:span text:style-name="T8">Expected Time Complexity:</text:span></text:span><text:span text:style-name="T7"> O(N + M).<text:line-break/></text:span><text:span text:style-name="Strong_20_Emphasis"><text:span text:style-name="T8">Expected Auxiliary Space:</text:span></text:span><text:span text:style-name="T7"> O(min(N,M)).<text:line-break/><text:line-break/> </text:span></text:p>
      <text:p text:style-name="P4"><text:span text:style-name="Strong_20_Emphasis"><text:span text:style-name="T8">Constraints:</text:span></text:span><text:span text:style-name="T7"><text:line-break/>1 &lt;= N, M &lt;= 105<text:line-break/>1 &lt;= arr[i], brr[i] &lt;= 106</text:span></text:p>
      <text:p text:style-name="P14">class Solution{</text:p>
      <text:p text:style-name="P14"><text:s text:c="4"/>public:</text:p>
      <text:p text:style-name="P14"><text:s text:c="4"/>//Function to return a list containing the intersection of two arrays.</text:p>
      <text:p text:style-name="P14"><text:s text:c="4"/>vector&lt;int&gt; printIntersection(int arr1[], int arr2[], int N, int M) </text:p>
      <text:p text:style-name="P14"><text:s text:c="4"/>{ </text:p>
      <text:p text:style-name="P14"><text:s text:c="8"/>//Your code here</text:p>
      <text:p text:style-name="P14"><text:s text:c="4"/>}</text:p>
      <text:p text:style-name="P14"/>
      <text:p text:style-name="P14">};</text:p>
      <text:p text:style-name="P14"/>
      <text:p text:style-name="P14"/>
      <text:p text:style-name="P1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text:soft-page-break/>8. Count the number of possible triangles <text:bookmark text:name="reportIssueBtn9"/><text:bookmark text:name="bookmarkIcon9"/></text:p>
      <text:p text:style-name="P19"><text:span text:style-name="Strong_20_Emphasis"><text:span text:style-name="T3">Medium </text:span></text:span><text:span text:style-name="T4">Accuracy:</text:span><text:span text:style-name="T5"> </text:span><text:span text:style-name="T6">45.44% </text:span><text:span text:style-name="T4">Submissions:</text:span><text:span text:style-name="T5"> </text:span><text:span text:style-name="T6">36331 </text:span><text:span text:style-name="T4">Points:</text:span><text:span text:style-name="T5"> </text:span><text:span text:style-name="T6">4</text:span></text:p>
      <text:p text:style-name="P2"/>
      <text:p text:style-name="P4"><text:span text:style-name="T7">Given an unsorted array </text:span><text:span text:style-name="Strong_20_Emphasis"><text:span text:style-name="T8">arr[] </text:span></text:span><text:span text:style-name="T7">of </text:span><text:span text:style-name="Strong_20_Emphasis"><text:span text:style-name="T8">n</text:span></text:span><text:span text:style-name="T7"> positive integers. Find the number of triangles that can be formed with three different array elements as lengths of three sides of triangles. </text:span></text:p>
      <text:p text:style-name="P4"><text:span text:style-name="Strong_20_Emphasis"><text:span text:style-name="T8">Example 1:</text:span></text:span></text:p>
      <text:p text:style-name="P3"><text:span text:style-name="Strong_20_Emphasis"><text:span text:style-name="T9">Input</text:span></text:span><text:span text:style-name="T10">: </text:span></text:p>
      <text:p text:style-name="P11">n = 3</text:p>
      <text:p text:style-name="P11">arr[] = {3, 5, 4}</text:p>
      <text:p text:style-name="P12"><text:span text:style-name="Strong_20_Emphasis"><text:span text:style-name="T9">Output</text:span></text:span><text:span text:style-name="T10">: </text:span></text:p>
      <text:p text:style-name="P11">1</text:p>
      <text:p text:style-name="P12"><text:span text:style-name="Strong_20_Emphasis"><text:span text:style-name="T9">Explanation</text:span></text:span><text:span text:style-name="T10">: </text:span></text:p>
      <text:p text:style-name="P11">A triangle is possible </text:p>
      <text:p text:style-name="P11">with all the elements 5, 3 and 4.</text:p>
      <text:p text:style-name="P4"><text:span text:style-name="Strong_20_Emphasis"><text:span text:style-name="T8">Example 2:</text:span></text:span></text:p>
      <text:p text:style-name="P3"><text:span text:style-name="Strong_20_Emphasis"><text:span text:style-name="T9">Input</text:span></text:span><text:span text:style-name="T10">: </text:span></text:p>
      <text:p text:style-name="P11">n = 5</text:p>
      <text:p text:style-name="P11">arr[] = {6, 4, 9, 7, 8}</text:p>
      <text:p text:style-name="P12"><text:span text:style-name="Strong_20_Emphasis"><text:span text:style-name="T9">Output</text:span></text:span><text:span text:style-name="T10">: </text:span></text:p>
      <text:p text:style-name="P11">10</text:p>
      <text:p text:style-name="P12"><text:span text:style-name="Strong_20_Emphasis"><text:span text:style-name="T9">Explanation</text:span></text:span><text:span text:style-name="T10">: </text:span></text:p>
      <text:p text:style-name="P11">There are 10 triangles</text:p>
      <text:p text:style-name="P11">possible <text:s/>with the given elements like</text:p>
      <text:p text:style-name="P11">(6,4,9), (6,7,8),...</text:p>
      <text:p text:style-name="P6"> </text:p>
      <text:p text:style-name="P4"><text:span text:style-name="Strong_20_Emphasis"><text:span text:style-name="T8">Your Task: </text:span></text:span><text:span text:style-name="T7"><text:line-break/>This is a function problem. You only need to complete the function </text:span><text:span text:style-name="Strong_20_Emphasis"><text:span text:style-name="T8">findNumberOfTriangles() </text:span></text:span><text:span text:style-name="T7">that takes </text:span><text:span text:style-name="Strong_20_Emphasis"><text:span text:style-name="T8">arr[] </text:span></text:span><text:span text:style-name="T7">and</text:span><text:span text:style-name="Strong_20_Emphasis"><text:span text:style-name="T7"> </text:span></text:span><text:span text:style-name="Strong_20_Emphasis"><text:span text:style-name="T8">n</text:span></text:span><text:span text:style-name="T7"> as input parameters and returns</text:span><text:span text:style-name="Strong_20_Emphasis"><text:span text:style-name="T7"> </text:span></text:span><text:span text:style-name="T7">the count of total possible triangles.<text:line-break/><text:line-break/></text:span><text:span text:style-name="Strong_20_Emphasis"><text:span text:style-name="T8">Expected Time Complexity: </text:span></text:span><text:span text:style-name="T7">O(n2).<text:line-break/></text:span><text:span text:style-name="Strong_20_Emphasis"><text:span text:style-name="T8">Expected Space Complexity: </text:span></text:span><text:span text:style-name="T7">O(1).<text:line-break/><text:line-break/></text:span><text:span text:style-name="Strong_20_Emphasis"><text:span text:style-name="T8">Constraints:</text:span></text:span><text:span text:style-name="T7"><text:line-break/>3 &lt;= n &lt;= 103<text:line-break/>1 &lt;= arr[i] &lt;= 103</text:span></text:p>
      <text:p text:style-name="P14"><text:soft-page-break/>int findNumberOfTriangles(int arr[], int n){</text:p>
      <text:p text:style-name="P14"><text:s text:c="8"/>// code here</text:p>
      <text:p text:style-name="P14"><text:s text:c="4"/>}</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9. Find triplets with zero sum <text:bookmark text:name="reportIssueBtn11"/><text:bookmark text:name="bookmarkIcon11"/></text:p>
      <text:p text:style-name="P19"><text:span text:style-name="Strong_20_Emphasis"><text:span text:style-name="T3">Basic </text:span></text:span><text:span text:style-name="T4">Accuracy:</text:span><text:span text:style-name="T5"> </text:span><text:span text:style-name="T6">48.42% </text:span><text:span text:style-name="T4">Submissions:</text:span><text:span text:style-name="T5"> </text:span><text:span text:style-name="T6">100k+ </text:span><text:span text:style-name="T4">Points:</text:span><text:span text:style-name="T5"> </text:span><text:span text:style-name="T6">1</text:span></text:p>
      <text:p text:style-name="P2"/>
      <text:p text:style-name="P4"><text:span text:style-name="T7">Given an array </text:span><text:span text:style-name="Strong_20_Emphasis"><text:span text:style-name="T8">arr[] </text:span></text:span><text:span text:style-name="T7">of </text:span><text:span text:style-name="Strong_20_Emphasis"><text:span text:style-name="T8">n</text:span></text:span><text:span text:style-name="T7"> integers. Check whether it contains a triplet that sums up to zero. </text:span></text:p>
      <text:p text:style-name="P4"><text:span text:style-name="Strong_20_Emphasis"><text:span text:style-name="T8">Example 1:</text:span></text:span></text:p>
      <text:p text:style-name="P3"><text:span text:style-name="Strong_20_Emphasis"><text:span text:style-name="T9">Input</text:span></text:span><text:span text:style-name="T10">: n = 5, arr[] = {0, -1, 2, -3, 1}</text:span></text:p>
      <text:p text:style-name="P12"><text:span text:style-name="Strong_20_Emphasis"><text:span text:style-name="T9">Output</text:span></text:span><text:span text:style-name="T10">: 1</text:span></text:p>
      <text:p text:style-name="P12"><text:span text:style-name="Strong_20_Emphasis"><text:span text:style-name="T9">Explanation</text:span></text:span><text:span text:style-name="T10">: 0, -1 and 1 forms a triplet</text:span></text:p>
      <text:p text:style-name="P11">with sum equal to 0.</text:p>
      <text:p text:style-name="P4"><text:span text:style-name="Strong_20_Emphasis"><text:span text:style-name="T8">Example 2:</text:span></text:span></text:p>
      <text:p text:style-name="P3"><text:span text:style-name="Strong_20_Emphasis"><text:span text:style-name="T9">Input</text:span></text:span><text:span text:style-name="T10">: n = 3, arr[] = {1, 2, 3}</text:span></text:p>
      <text:p text:style-name="P12"><text:span text:style-name="Strong_20_Emphasis"><text:span text:style-name="T9">Output</text:span></text:span><text:span text:style-name="T10">: 0</text:span></text:p>
      <text:p text:style-name="P12"><text:span text:style-name="Strong_20_Emphasis"><text:span text:style-name="T9">Explanation</text:span></text:span><text:span text:style-name="T10">: No triplet with zero sum exists. </text:span></text:p>
      <text:p text:style-name="P4"><text:span text:style-name="T7"><text:line-break/></text:span><text:span text:style-name="Strong_20_Emphasis"><text:span text:style-name="T8">Your Task:</text:span></text:span><text:span text:style-name="T7"><text:line-break/>You don't need to read input or print anything. Your task is to complete the boolean function </text:span><text:span text:style-name="Strong_20_Emphasis"><text:span text:style-name="T8">findTriplets()</text:span></text:span><text:span text:style-name="T7"> which takes the array arr[] and the size of the array (n) as inputs and print 1 if the function returns true else print false if the function return false. <text:line-break/><text:line-break/></text:span><text:span text:style-name="Strong_20_Emphasis"><text:span text:style-name="T8">Expected Time Complexity: </text:span></text:span><text:span text:style-name="T7">O(n2)<text:line-break/></text:span><text:span text:style-name="Strong_20_Emphasis"><text:span text:style-name="T8">Expected Auxiliary Space: </text:span></text:span><text:span text:style-name="T7">O(1)<text:line-break/><text:line-break/></text:span><text:span text:style-name="Strong_20_Emphasis"><text:span text:style-name="T8">Constrains:</text:span></text:span><text:span text:style-name="T7"><text:line-break/>1 &lt;= n &lt;= 104<text:line-break/>-106 &lt;= Ai &lt;= 106</text:span></text:p>
      <text:p text:style-name="P14">int findTriplets(int arr[], int n)</text:p>
      <text:p text:style-name="P14"><text:s text:c="4"/>{ </text:p>
      <text:p text:style-name="P14"><text:s text:c="8"/>//Your code here</text:p>
      <text:p text:style-name="P14"><text:s text:c="4"/>}</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10. Three way partitioning <text:bookmark text:name="reportIssueBtn13"/><text:bookmark text:name="bookmarkIcon13"/></text:p>
      <text:p text:style-name="P19"><text:span text:style-name="Strong_20_Emphasis"><text:span text:style-name="T3">Easy </text:span></text:span><text:span text:style-name="T4">Accuracy:</text:span><text:span text:style-name="T5"> </text:span><text:span text:style-name="T6">50.02% </text:span><text:span text:style-name="T4">Submissions:</text:span><text:span text:style-name="T5"> </text:span><text:span text:style-name="T6">60563 </text:span><text:span text:style-name="T4">Points:</text:span><text:span text:style-name="T5"> </text:span><text:span text:style-name="T6">2</text:span></text:p>
      <text:p text:style-name="P2"/>
      <text:p text:style-name="P4"><text:span text:style-name="T7">Given an array of size n and a range [</text:span><text:span text:style-name="Strong_20_Emphasis"><text:span text:style-name="T8">a</text:span></text:span><text:span text:style-name="T7">, </text:span><text:span text:style-name="Strong_20_Emphasis"><text:span text:style-name="T8">b</text:span></text:span><text:span text:style-name="T7">]. The task is to partition the array around the range such that array is divided into three parts.<text:line-break/>1) All elements smaller than </text:span><text:span text:style-name="Strong_20_Emphasis"><text:span text:style-name="T8">a</text:span></text:span><text:span text:style-name="T7"> come first.<text:line-break/>2) All elements in range </text:span><text:span text:style-name="Strong_20_Emphasis"><text:span text:style-name="T8">a</text:span></text:span><text:span text:style-name="T7"> to </text:span><text:span text:style-name="Strong_20_Emphasis"><text:span text:style-name="T8">b</text:span></text:span><text:span text:style-name="T7"> come next.<text:line-break/>3) All elements greater than </text:span><text:span text:style-name="Strong_20_Emphasis"><text:span text:style-name="T8">b</text:span></text:span><text:span text:style-name="T7"> appear in the end.<text:line-break/>The individual elements of three sets can appear in any order. You are required to return the modified array.</text:span></text:p>
      <text:p text:style-name="P4"><text:span text:style-name="T7"><text:line-break/></text:span><text:span text:style-name="Strong_20_Emphasis"><text:span text:style-name="T8">Example 1:</text:span></text:span></text:p>
      <text:p text:style-name="P3"><text:span text:style-name="Strong_20_Emphasis"><text:span text:style-name="T9">Input</text:span></text:span><text:span text:style-name="T10">: </text:span></text:p>
      <text:p text:style-name="P11">n = 5</text:p>
      <text:p text:style-name="P11">A[] = {1, 2, 3, 3, 4}</text:p>
      <text:p text:style-name="P11">[a, b] = [1, 2]</text:p>
      <text:p text:style-name="P12"><text:span text:style-name="Strong_20_Emphasis"><text:span text:style-name="T9">Output:</text:span></text:span><text:span text:style-name="T10"> 1</text:span></text:p>
      <text:p text:style-name="P12"><text:span text:style-name="Strong_20_Emphasis"><text:span text:style-name="T9">Explanation</text:span></text:span><text:span text:style-name="T10">: One possible arrangement is:</text:span></text:p>
      <text:p text:style-name="P11">{1, 2, 3, 3, 4}. If you return a valid</text:p>
      <text:p text:style-name="P11">arrangement, output will be 1.</text:p>
      <text:p text:style-name="P13"/>
      <text:p text:style-name="P4"><text:span text:style-name="T7"><text:line-break/></text:span><text:span text:style-name="Strong_20_Emphasis"><text:span text:style-name="T8">Example 2:</text:span></text:span></text:p>
      <text:p text:style-name="P3"><text:span text:style-name="Strong_20_Emphasis"><text:span text:style-name="T9">Input</text:span></text:span><text:span text:style-name="T10">: </text:span></text:p>
      <text:p text:style-name="P11">n = 3 </text:p>
      <text:p text:style-name="P11">A[] = {1, 2, 3}</text:p>
      <text:p text:style-name="P11">[a, b] = [1, 3]</text:p>
      <text:p text:style-name="P12"><text:span text:style-name="Strong_20_Emphasis"><text:span text:style-name="T9">Output</text:span></text:span><text:span text:style-name="T10">: 1</text:span></text:p>
      <text:p text:style-name="P12"><text:span text:style-name="Strong_20_Emphasis"><text:span text:style-name="T9">Explanation: </text:span></text:span><text:span text:style-name="T10">One possible arrangement </text:span></text:p>
      <text:p text:style-name="P11">is: {1, 2, 3}. If you return a valid</text:p>
      <text:p text:style-name="P11">arrangement, output will be 1.</text:p>
      <text:p text:style-name="P13"/>
      <text:p text:style-name="P13"/>
      <text:p text:style-name="P4"><text:span text:style-name="Strong_20_Emphasis"><text:span text:style-name="T8">Your Task:</text:span></text:span><text:span text:style-name="T7"><text:line-break/>You dont need to read input or print anything. The task is to complete the </text:span><text:soft-page-break/><text:span text:style-name="T7">function </text:span><text:span text:style-name="Strong_20_Emphasis"><text:span text:style-name="T8">threeWayPartition()</text:span></text:span><text:span text:style-name="T7"> which takes the array[], a and b as input parameters and modifies the array in-place according to the given conditions.<text:line-break/></text:span><text:span text:style-name="Strong_20_Emphasis"><text:span text:style-name="T8">Note:</text:span></text:span><text:span text:style-name="T7"> The generated output is 1 if you modify the given array successfully.<text:line-break/><text:line-break/><text:line-break/></text:span><text:span text:style-name="Strong_20_Emphasis"><text:span text:style-name="T8">Expected Time Complexity:</text:span></text:span><text:span text:style-name="T7"> O(n)<text:line-break/></text:span><text:span text:style-name="Strong_20_Emphasis"><text:span text:style-name="T8">Expected Auxiliary Space:</text:span></text:span><text:span text:style-name="T7"> O(1)<text:line-break/><text:line-break/><text:line-break/></text:span><text:span text:style-name="Strong_20_Emphasis"><text:span text:style-name="T8">Constraints:</text:span></text:span><text:span text:style-name="T7"><text:line-break/>1 &lt;= n &lt;= 106<text:line-break/>1 &lt;= A[i] &lt;= 106</text:span></text:p>
      <text:p text:style-name="P14">void threeWayPartition(int arr[], int n, int a, int b)</text:p>
      <text:p text:style-name="P14">{</text:p>
      <text:p text:style-name="P14"><text:s text:c="4"/></text:p>
      <text:p text:style-name="P14">}</text:p>
      <text:p text:style-name="P14"/>
      <text:p text:style-name="P14"/>
      <text:p text:style-name="P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11. Counting Sort <text:bookmark text:name="reportIssueBtn14"/><text:bookmark text:name="bookmarkIcon14"/></text:p>
      <text:p text:style-name="P18"><text:span text:style-name="Strong_20_Emphasis"><text:span text:style-name="T13">Easy </text:span></text:span><text:span text:style-name="T14">Accuracy:</text:span><text:span text:style-name="T11"> </text:span><text:span text:style-name="T12">50.34% </text:span><text:span text:style-name="T14">Submissions:</text:span><text:span text:style-name="T11"> </text:span><text:span text:style-name="T12">21061 </text:span><text:span text:style-name="T14">Points:</text:span><text:span text:style-name="T11"> </text:span><text:span text:style-name="T12">2</text:span></text:p>
      <text:p text:style-name="P1"/>
      <text:p text:style-name="P4"><text:span text:style-name="T7">Given a string </text:span><text:span text:style-name="Strong_20_Emphasis"><text:span text:style-name="T8">arr</text:span></text:span><text:span text:style-name="T7"> consisting of lowercase english letters, arrange all its letters in lexicographical order using Counting Sort.</text:span></text:p>
      <text:p text:style-name="P4"><text:span text:style-name="Strong_20_Emphasis"><text:span text:style-name="T8">Example 1:</text:span></text:span></text:p>
      <text:p text:style-name="P3"><text:span text:style-name="Strong_20_Emphasis"><text:span text:style-name="T9">Input</text:span></text:span><text:span text:style-name="T10">:</text:span></text:p>
      <text:p text:style-name="P11">N = 5</text:p>
      <text:p text:style-name="P11">S = "edsab"</text:p>
      <text:p text:style-name="P12"><text:span text:style-name="Strong_20_Emphasis"><text:span text:style-name="T9">Output</text:span></text:span><text:span text:style-name="T10">:</text:span></text:p>
      <text:p text:style-name="P11">abdes</text:p>
      <text:p text:style-name="P12"><text:span text:style-name="Strong_20_Emphasis"><text:span text:style-name="T9">Explanation</text:span></text:span><text:span text:style-name="T10">: </text:span></text:p>
      <text:p text:style-name="P11">In lexicographical order, string will be </text:p>
      <text:p text:style-name="P11">abdes.</text:p>
      <text:p text:style-name="P4"><text:span text:style-name="Strong_20_Emphasis"><text:span text:style-name="T8">Example 2:</text:span></text:span></text:p>
      <text:p text:style-name="P3"><text:span text:style-name="Strong_20_Emphasis"><text:span text:style-name="T9">Input</text:span></text:span><text:span text:style-name="T10">:</text:span></text:p>
      <text:p text:style-name="P11">N = 13</text:p>
      <text:p text:style-name="P11">S = "geeksforgeeks"</text:p>
      <text:p text:style-name="P12"><text:span text:style-name="Strong_20_Emphasis"><text:span text:style-name="T9">Output</text:span></text:span><text:span text:style-name="T10">:</text:span></text:p>
      <text:p text:style-name="P11">eeeefggkkorss</text:p>
      <text:p text:style-name="P12"><text:span text:style-name="Strong_20_Emphasis"><text:span text:style-name="T9">Explanation</text:span></text:span><text:span text:style-name="T10">:</text:span></text:p>
      <text:p text:style-name="P11">In lexicographical order, string will be </text:p>
      <text:p text:style-name="P11">eeeefggkkorss.</text:p>
      <text:p text:style-name="P4"><text:span text:style-name="Strong_20_Emphasis"><text:span text:style-name="T8">Your Task:</text:span></text:span><text:span text:style-name="T7"><text:line-break/>This is a function</text:span><text:span text:style-name="Strong_20_Emphasis"><text:span text:style-name="T7"> </text:span></text:span><text:span text:style-name="T7">problem. You only need to complete the function</text:span><text:span text:style-name="Strong_20_Emphasis"><text:span text:style-name="T7"> </text:span></text:span><text:span text:style-name="Strong_20_Emphasis"><text:span text:style-name="T8">countSort() </text:span></text:span><text:span text:style-name="T7">that takes string</text:span><text:span text:style-name="Strong_20_Emphasis"><text:span text:style-name="T7"> </text:span></text:span><text:span text:style-name="Strong_20_Emphasis"><text:span text:style-name="T8">arr </text:span></text:span><text:span text:style-name="T7">as a </text:span><text:span text:style-name="Strong_20_Emphasis"><text:span text:style-name="T8">parameter </text:span></text:span><text:span text:style-name="T7">and</text:span><text:span text:style-name="Strong_20_Emphasis"><text:span text:style-name="T7"> </text:span></text:span><text:span text:style-name="Strong_20_Emphasis"><text:span text:style-name="T8">returns </text:span></text:span><text:span text:style-name="T7">the sorted string. The printing is done by the driver code.</text:span></text:p>
      <text:p text:style-name="P4"><text:span text:style-name="Strong_20_Emphasis"><text:span text:style-name="T8">Expected Time Complexity:</text:span></text:span><text:span text:style-name="T7"> O(N).<text:line-break/></text:span><text:span text:style-name="Strong_20_Emphasis"><text:span text:style-name="T8">Expected Auxiliary Space:</text:span></text:span><text:span text:style-name="T7"> O(N).</text:span></text:p>
      <text:p text:style-name="P4"><text:span text:style-name="Strong_20_Emphasis"><text:span text:style-name="T8">Constraints:</text:span></text:span><text:span text:style-name="T7"><text:line-break/>1 ≤ N ≤ 105</text:span></text:p>
      <text:p text:style-name="P14">char* countSort(char arr[]){</text:p>
      <text:p text:style-name="P14"><text:s text:c="4"/></text:p>
      <text:p text:style-name="P14"><text:s text:c="4"/>//Your code here</text:p>
      <text:p text:style-name="P14"><text:s text:c="4"/></text:p>
      <text:p text:style-name="P14">}</text:p>
      <text:p text:style-name="P14"><text:soft-page-break/></text:p>
      <text:p text:style-name="P8">12. Closet 0s 1s and 2s <text:bookmark text:name="reportIssueBtn15"/><text:bookmark text:name="bookmarkIcon15"/></text:p>
      <text:p text:style-name="P19"><text:span text:style-name="Strong_20_Emphasis"><text:span text:style-name="T3">Easy </text:span></text:span><text:span text:style-name="T4">Accuracy:</text:span><text:span text:style-name="T5"> </text:span><text:span text:style-name="T6">62.26% </text:span><text:span text:style-name="T4">Submissions:</text:span><text:span text:style-name="T5"> </text:span><text:span text:style-name="T6">9334 </text:span><text:span text:style-name="T4">Points:</text:span><text:span text:style-name="T5"> </text:span><text:span text:style-name="T6">2</text:span></text:p>
      <text:p text:style-name="P2"/>
      <text:p text:style-name="P5">Given an array of 0s, 1s, and 2s. Arrange the array elements such that all 0s come first, followed by all the 1s and then, all the 2s.</text:p>
      <text:p text:style-name="P4"><text:span text:style-name="Strong_20_Emphasis"><text:span text:style-name="T8">Note:</text:span></text:span><text:span text:style-name="T7"> Do not use the inbuilt sort function.<text:line-break/> </text:span></text:p>
      <text:p text:style-name="P4"><text:span text:style-name="Strong_20_Emphasis"><text:span text:style-name="T8">Example 1:</text:span></text:span></text:p>
      <text:p text:style-name="P3"><text:span text:style-name="Strong_20_Emphasis"><text:span text:style-name="T9">Input</text:span></text:span><text:span text:style-name="T10">: N = 5, arr[] = {0, 2, 1, 2, 0}</text:span></text:p>
      <text:p text:style-name="P12"><text:span text:style-name="Strong_20_Emphasis"><text:span text:style-name="T9">Output</text:span></text:span><text:span text:style-name="T10">: 0 0 1 2 2</text:span></text:p>
      <text:p text:style-name="P4"><text:span text:style-name="Strong_20_Emphasis"><text:span text:style-name="T8">Example 2:</text:span></text:span></text:p>
      <text:p text:style-name="P3"><text:span text:style-name="Strong_20_Emphasis"><text:span text:style-name="T9">Input</text:span></text:span><text:span text:style-name="T10">: N = 3, arr[] = {0, 1, 0}</text:span></text:p>
      <text:p text:style-name="P12"><text:span text:style-name="Strong_20_Emphasis"><text:span text:style-name="T9">Output</text:span></text:span><text:span text:style-name="T10">: 0 0 1</text:span></text:p>
      <text:p text:style-name="P4"><text:span text:style-name="Strong_20_Emphasis"><text:span text:style-name="T8">Your Task:</text:span></text:span><text:span text:style-name="T7"><text:line-break/>You don't need to read input or print anything. Your task is to complete the function </text:span><text:span text:style-name="Strong_20_Emphasis"><text:span text:style-name="T8">segragate012()</text:span></text:span><text:span text:style-name="T7"> which takes the array arr[] and the size of the array as inputs and updates the array arr[] such that all the 0s come before the 1s and all the 1s come before the 2s.<text:line-break/><text:line-break/></text:span><text:span text:style-name="Strong_20_Emphasis"><text:span text:style-name="T8">Expected Time Complexity: </text:span></text:span><text:span text:style-name="T7">O(n).<text:line-break/></text:span><text:span text:style-name="Strong_20_Emphasis"><text:span text:style-name="T8">Expected Auxiliary Space: </text:span></text:span><text:span text:style-name="T7">O(1).<text:line-break/><text:line-break/></text:span><text:span text:style-name="Strong_20_Emphasis"><text:span text:style-name="T8">Constraints:</text:span></text:span><text:span text:style-name="T7"><text:line-break/>1 &lt;= N &lt;= 106<text:line-break/>0 &lt;= Ai &lt;= 2</text:span></text:p>
      <text:p text:style-name="P14">class Solution{</text:p>
      <text:p text:style-name="P14"><text:s text:c="4"/>public:</text:p>
      <text:p text:style-name="P14"><text:s text:c="4"/></text:p>
      <text:p text:style-name="P14"><text:s text:c="4"/>// The function should do the stated modifications in the given array arr[]</text:p>
      <text:p text:style-name="P14"><text:s text:c="4"/>// Do not return anything.</text:p>
      <text:p text:style-name="P14"><text:s text:c="4"/></text:p>
      <text:p text:style-name="P14"><text:s text:c="4"/>// arr[]: Input Array</text:p>
      <text:p text:style-name="P14"><text:s text:c="4"/>// N: Size of the Array arr[]</text:p>
      <text:p text:style-name="P14"><text:s text:c="4"/>//Function to segregate 0s, 1s and 2s in sorted increasing order.</text:p>
      <text:p text:style-name="P14"><text:s text:c="4"/>void segragate012(int arr[], int N)</text:p>
      <text:p text:style-name="P14"><text:s text:c="4"/>{</text:p>
      <text:p text:style-name="P14"><text:s text:c="8"/>// Your Code Here</text:p>
      <text:p text:style-name="P14"><text:s text:c="4"/>}</text:p>
      <text:p text:style-name="P14">};</text:p>
      <text:p text:style-name="P16"/>
      <text:p text:style-name="P16"/>
      <text:p text:style-name="P16"/>
      <text:p text:style-name="P16"/>
      <text:p text:style-name="P16"/>
      <text:p text:style-name="P16"/>
      <text:p text:style-name="P16"/>
      <text:p text:style-name="P16"/>
      <text:p text:style-name="P16"/>
      <text:p text:style-name="P9"><text:soft-page-break/>13. Sort by Absolute Difference <text:bookmark text:name="reportIssueBtn17"/><text:bookmark text:name="bookmarkIcon17"/></text:p>
      <text:p text:style-name="P18"><text:span text:style-name="Strong_20_Emphasis"><text:span text:style-name="T13">Easy </text:span></text:span><text:span text:style-name="T14">Accuracy:</text:span><text:span text:style-name="T11"> </text:span><text:span text:style-name="T12">48.85% </text:span><text:span text:style-name="T14">Submissions:</text:span><text:span text:style-name="T11"> </text:span><text:span text:style-name="T12">12852 </text:span><text:span text:style-name="T14">Points:</text:span><text:span text:style-name="T11"> </text:span><text:span text:style-name="T12">2</text:span></text:p>
      <text:p text:style-name="P1"/>
      <text:p text:style-name="P4"><text:span text:style-name="T7">Given an array of </text:span><text:span text:style-name="Strong_20_Emphasis"><text:span text:style-name="T8">N</text:span></text:span><text:span text:style-name="T7"> elements and a number </text:span><text:span text:style-name="Strong_20_Emphasis"><text:span text:style-name="T8">K</text:span></text:span><text:span text:style-name="T7">. The task is to arrange array elements according to the absolute difference with K, i. e., element having minimum difference comes first and so on.<text:line-break/></text:span><text:span text:style-name="Strong_20_Emphasis"><text:span text:style-name="T8">Note :</text:span></text:span><text:span text:style-name="T7"> If two or more elements are at equal distance arrange them in same sequence as in the given array.<text:line-break/> </text:span></text:p>
      <text:p text:style-name="P4"><text:span text:style-name="Strong_20_Emphasis"><text:span text:style-name="T8">Example 1:</text:span></text:span></text:p>
      <text:p text:style-name="P3"><text:span text:style-name="Strong_20_Emphasis"><text:span text:style-name="T9">Input</text:span></text:span><text:span text:style-name="T10">: N = 5, K = 7</text:span></text:p>
      <text:p text:style-name="P11">arr[] = {10, 5, 3, 9, 2}</text:p>
      <text:p text:style-name="P12"><text:span text:style-name="Strong_20_Emphasis"><text:span text:style-name="T9">Output</text:span></text:span><text:span text:style-name="T10">: 5 9 10 3 2</text:span></text:p>
      <text:p text:style-name="P12"><text:span text:style-name="Strong_20_Emphasis"><text:span text:style-name="T9">Explanation</text:span></text:span><text:span text:style-name="T10">: Sorting the numbers accoding to </text:span></text:p>
      <text:p text:style-name="P11">the absolute difference with 7, we have </text:p>
      <text:p text:style-name="P11">array elements as 5, 9, 10, 3, 2.</text:p>
      <text:p text:style-name="P4"><text:span text:style-name="Strong_20_Emphasis"><text:span text:style-name="T8">Example 2:</text:span></text:span></text:p>
      <text:p text:style-name="P3"><text:span text:style-name="Strong_20_Emphasis"><text:span text:style-name="T9">Input</text:span></text:span><text:span text:style-name="T10">: N = 5, K = 6</text:span></text:p>
      <text:p text:style-name="P11">arr[] = {1, 2, 3, 4, 5}</text:p>
      <text:p text:style-name="P12"><text:span text:style-name="Strong_20_Emphasis"><text:span text:style-name="T9">Output</text:span></text:span><text:span text:style-name="T10">: 5 4 3 2 1</text:span></text:p>
      <text:p text:style-name="P12"><text:span text:style-name="Strong_20_Emphasis"><text:span text:style-name="T9">Explanation</text:span></text:span><text:span text:style-name="T10">: Sorting the numbers according to </text:span></text:p>
      <text:p text:style-name="P11">the absolute difference with 6, we have array </text:p>
      <text:p text:style-name="P11">elements as 5 4 3 2 1.</text:p>
      <text:p text:style-name="P4"><text:span text:style-name="T7"><text:line-break/></text:span><text:span text:style-name="Strong_20_Emphasis"><text:span text:style-name="T8">Your Task:</text:span></text:span><text:span text:style-name="T7"><text:line-break/>This is a functional problem. You only need to complete the function </text:span><text:span text:style-name="Strong_20_Emphasis"><text:span text:style-name="T8">sortABS()</text:span></text:span><text:span text:style-name="T7">. The </text:span><text:span text:style-name="Strong_20_Emphasis"><text:span text:style-name="T8">printing </text:span></text:span><text:span text:style-name="T7">is done automatically by the </text:span><text:span text:style-name="Strong_20_Emphasis"><text:span text:style-name="T8">driver code</text:span></text:span><text:span text:style-name="T7">.<text:line-break/><text:line-break/></text:span><text:span text:style-name="Strong_20_Emphasis"><text:span text:style-name="T8">Expected Time Complexity:</text:span></text:span><text:span text:style-name="T7"> O(N log(N) ).<text:line-break/></text:span><text:span text:style-name="Strong_20_Emphasis"><text:span text:style-name="T8">Expected Auxiliary Space:</text:span></text:span><text:span text:style-name="T7"> O(N).<text:line-break/><text:line-break/></text:span><text:span text:style-name="Strong_20_Emphasis"><text:span text:style-name="T8">Constraints:</text:span></text:span><text:span text:style-name="T7"><text:line-break/>1 &lt;= N &lt;= 105<text:line-break/>1 &lt;= K &lt;= 105</text:span></text:p>
      <text:p text:style-name="P22"/>
      <text:p text:style-name="P14">class Solution{</text:p>
      <text:p text:style-name="P14"><text:s text:c="4"/>public:</text:p>
      <text:p text:style-name="P14"><text:s text:c="4"/></text:p>
      <text:p text:style-name="P14"><text:s text:c="4"/>// A[]: input array</text:p>
      <text:p text:style-name="P14"><text:s text:c="4"/>// N: size of array</text:p>
      <text:p text:style-name="P14"><text:soft-page-break/><text:s text:c="4"/>//Function to sort the array according to difference with given number.</text:p>
      <text:p text:style-name="P14"><text:s text:c="4"/>void sortABS(int A[],int N, int k)</text:p>
      <text:p text:style-name="P14"><text:s text:c="4"/>{</text:p>
      <text:p text:style-name="P14"><text:s text:c="7"/>//Your code here</text:p>
      <text:p text:style-name="P14"><text:s text:c="4"/>}</text:p>
      <text:p text:style-name="P14"/>
      <text:p text:style-name="P14">};</text:p>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14. Triplet Sum in Array <text:bookmark text:name="reportIssueBtn19"/><text:bookmark text:name="bookmarkIcon19"/></text:p>
      <text:p text:style-name="P19"><text:span text:style-name="Strong_20_Emphasis"><text:span text:style-name="T3">Medium </text:span></text:span><text:span text:style-name="T4">Accuracy:</text:span><text:span text:style-name="T5"> </text:span><text:span text:style-name="T6">49.0% </text:span><text:span text:style-name="T4">Submissions:</text:span><text:span text:style-name="T5"> </text:span><text:span text:style-name="T6">77490 </text:span><text:span text:style-name="T4">Points:</text:span><text:span text:style-name="T5"> </text:span><text:span text:style-name="T6">4</text:span></text:p>
      <text:p text:style-name="P2"/>
      <text:p text:style-name="P5">Given an array arr of size n and an integer X. Find if there's a triplet in the array which sums up to the given integer X.</text:p>
      <text:p text:style-name="P4"><text:span text:style-name="T7"><text:line-break/></text:span><text:span text:style-name="Strong_20_Emphasis"><text:span text:style-name="T8">Example 1:</text:span></text:span></text:p>
      <text:p text:style-name="P3"><text:span text:style-name="Strong_20_Emphasis"><text:span text:style-name="T9">Input</text:span></text:span><text:span text:style-name="T10">:</text:span></text:p>
      <text:p text:style-name="P11">n = 6, X = 13</text:p>
      <text:p text:style-name="P11">arr[] = [1 4 45 6 10 8]</text:p>
      <text:p text:style-name="P12"><text:span text:style-name="Strong_20_Emphasis"><text:span text:style-name="T9">Output</text:span></text:span><text:span text:style-name="T10">:</text:span></text:p>
      <text:p text:style-name="P11">1</text:p>
      <text:p text:style-name="P12"><text:span text:style-name="Strong_20_Emphasis"><text:span text:style-name="T9">Explanation</text:span></text:span><text:span text:style-name="T10">:</text:span></text:p>
      <text:p text:style-name="P11">The triplet {1, 4, 8} in </text:p>
      <text:p text:style-name="P11">the array sums up to 13.</text:p>
      <text:p text:style-name="P4"><text:span text:style-name="Strong_20_Emphasis"><text:span text:style-name="T8">Example 2:</text:span></text:span></text:p>
      <text:p text:style-name="P3"><text:span text:style-name="Strong_20_Emphasis"><text:span text:style-name="T9">Input</text:span></text:span><text:span text:style-name="T10">:</text:span></text:p>
      <text:p text:style-name="P11">n = 5, X = 10</text:p>
      <text:p text:style-name="P11">arr[] = [1 2 4 3 6]</text:p>
      <text:p text:style-name="P12"><text:span text:style-name="Strong_20_Emphasis"><text:span text:style-name="T9">Output</text:span></text:span><text:span text:style-name="T10">:</text:span></text:p>
      <text:p text:style-name="P11">1</text:p>
      <text:p text:style-name="P12"><text:span text:style-name="Strong_20_Emphasis"><text:span text:style-name="T9">Explanation</text:span></text:span><text:span text:style-name="T10">:</text:span></text:p>
      <text:p text:style-name="P11">The triplet {1, 3, 6} in </text:p>
      <text:p text:style-name="P11">the array sums up to 10.</text:p>
      <text:p text:style-name="P4"><text:span text:style-name="T7"><text:line-break/></text:span><text:span text:style-name="Strong_20_Emphasis"><text:span text:style-name="T8">Your Task:</text:span></text:span><text:span text:style-name="T7"><text:line-break/>You don't need to read input or print anything. Your task is to complete the function </text:span><text:span text:style-name="Strong_20_Emphasis"><text:span text:style-name="T8">find3Numbers()</text:span></text:span><text:span text:style-name="T7"> which takes the array arr[], the size of the array (n) and the sum (X) as inputs and returns True if there exists a triplet in the array arr[] which sums up to X and False otherwise.</text:span></text:p>
      <text:p text:style-name="P4"><text:span text:style-name="T7"><text:line-break/></text:span><text:span text:style-name="Strong_20_Emphasis"><text:span text:style-name="T8">Expected Time Complexity: </text:span></text:span><text:span text:style-name="T7">O(n2)<text:line-break/></text:span><text:span text:style-name="Strong_20_Emphasis"><text:span text:style-name="T8">Expected Auxiliary Space: </text:span></text:span><text:span text:style-name="T7">O(1)</text:span></text:p>
      <text:p text:style-name="P4"><text:span text:style-name="T7"><text:line-break/></text:span><text:span text:style-name="Strong_20_Emphasis"><text:span text:style-name="T8">Constraints:</text:span></text:span><text:span text:style-name="T7"><text:line-break/></text:span><text:soft-page-break/><text:span text:style-name="T7">1 ≤ n ≤ 103<text:line-break/>1 ≤ A[i] ≤ 105</text:span></text:p>
      <text:p text:style-name="P14"/>
      <text:p text:style-name="P14">bool find3Numbers(int A[], int n, int X)</text:p>
      <text:p text:style-name="P14">{</text:p>
      <text:p text:style-name="P14"><text:s text:c="4"/>//Your Code Here</text:p>
      <text:p text:style-name="P14">}</text:p>
      <text:p text:style-name="P14"/>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15. Minimum Difference in an Array <text:bookmark text:name="reportIssueBtn12"/><text:bookmark text:name="bookmarkIcon12"/></text:p>
      <text:p text:style-name="P19"><text:span text:style-name="Strong_20_Emphasis"><text:span text:style-name="T3">Easy </text:span></text:span><text:span text:style-name="T4">Accuracy:</text:span><text:span text:style-name="T5"> </text:span><text:span text:style-name="T6">85.8% </text:span><text:span text:style-name="T4">Submissions:</text:span><text:span text:style-name="T5"> </text:span><text:span text:style-name="T6">2941 </text:span><text:span text:style-name="T4">Points:</text:span><text:span text:style-name="T5"> </text:span><text:span text:style-name="T6">2</text:span></text:p>
      <text:p text:style-name="P2"/>
      <text:p text:style-name="P5">Given a array of size n, find the minimum difference between any pair of elements in given array.</text:p>
      <text:p text:style-name="P4"><text:span text:style-name="T7"><text:line-break/></text:span><text:span text:style-name="Strong_20_Emphasis"><text:span text:style-name="T8">Example 1:</text:span></text:span></text:p>
      <text:p text:style-name="P3"><text:span text:style-name="Strong_20_Emphasis"><text:span text:style-name="T9">Input: </text:span></text:span></text:p>
      <text:p text:style-name="P11">Arr = [2, 4, 5, 9, 7]</text:p>
      <text:p text:style-name="P12"><text:span text:style-name="Strong_20_Emphasis"><text:span text:style-name="T9">Output: </text:span></text:span></text:p>
      <text:p text:style-name="P11">1</text:p>
      <text:p text:style-name="P12"><text:span text:style-name="Strong_20_Emphasis"><text:span text:style-name="T9">Explanation: </text:span></text:span><text:span text:style-name="T10">Difference between 5 and 4 is 1.</text:span></text:p>
      <text:p text:style-name="P4"><text:span text:style-name="T7"><text:line-break/></text:span><text:span text:style-name="Strong_20_Emphasis"><text:span text:style-name="T8">Example 2:</text:span></text:span></text:p>
      <text:p text:style-name="P3"><text:span text:style-name="Strong_20_Emphasis"><text:span text:style-name="T9">Input: </text:span></text:span></text:p>
      <text:p text:style-name="P11">Arr = [3, 10, 8, 6]</text:p>
      <text:p text:style-name="P12"><text:span text:style-name="Strong_20_Emphasis"><text:span text:style-name="T9">Output: </text:span></text:span></text:p>
      <text:p text:style-name="P11">2</text:p>
      <text:p text:style-name="P12"><text:span text:style-name="Strong_20_Emphasis"><text:span text:style-name="T9">Explanation:</text:span></text:span><text:span text:style-name="T10"> Difference between 8 and 6 is 2.</text:span></text:p>
      <text:p text:style-name="P4"><text:span text:style-name="T7"><text:line-break/><text:line-break/></text:span><text:span text:style-name="Strong_20_Emphasis"><text:span text:style-name="T8">Your Task:  </text:span></text:span><text:span text:style-name="T7"><text:line-break/>You don't need to read or print anything. Your task is to complete the function </text:span><text:span text:style-name="Strong_20_Emphasis"><text:span text:style-name="T8">MinimumDifference()</text:span></text:span><text:span text:style-name="T7"> which takes the array and its size as input parameters and returns the minimum difference  between any pair in given array.<text:line-break/> </text:span></text:p>
      <text:p text:style-name="P4"><text:span text:style-name="T7"><text:line-break/></text:span><text:span text:style-name="Strong_20_Emphasis"><text:span text:style-name="T8">Expected Time Compelxity: </text:span></text:span><text:span text:style-name="T7">O(n* log(n))<text:line-break/></text:span><text:span text:style-name="Strong_20_Emphasis"><text:span text:style-name="T8">Expected Space Complexity: </text:span></text:span><text:span text:style-name="T7">O(1)</text:span></text:p>
      <text:p text:style-name="P6"> </text:p>
      <text:p text:style-name="P4"><text:span text:style-name="Strong_20_Emphasis"><text:span text:style-name="T8">Constraints:</text:span></text:span><text:span text:style-name="T7"><text:line-break/>1 &lt;= n &lt;= 105<text:line-break/>1 &lt;= Arr[i] &lt;= 109</text:span></text:p>
      <text:p text:style-name="P14">class Solution{</text:p>
      <text:p text:style-name="P14"><text:s text:c="4"/>public:</text:p>
      <text:p text:style-name="P14"><text:s text:c="4"/>//Function to find minimum difference between any pair of elements in an array.</text:p>
      <text:p text:style-name="P14"><text:s text:c="4"/>int MinimumDifference(int arr[], int n)</text:p>
      <text:p text:style-name="P14"><text:s text:c="4"/>{</text:p>
      <text:p text:style-name="P14"><text:s text:c="8"/>//code here</text:p>
      <text:p text:style-name="P14"><text:s text:c="4"/>}</text:p>
      <text:p text:style-name="P14">};</text:p>
      <text:p text:style-name="P8"><text:soft-page-break/>16. Kth smallest element <text:bookmark text:name="reportIssueBtn20"/><text:bookmark text:name="bookmarkIcon20"/></text:p>
      <text:p text:style-name="P19"><text:span text:style-name="Strong_20_Emphasis"><text:span text:style-name="T3">Medium </text:span></text:span><text:span text:style-name="T4">Accuracy:</text:span><text:span text:style-name="T5"> </text:span><text:span text:style-name="T6">68.23% </text:span><text:span text:style-name="T4">Submissions:</text:span><text:span text:style-name="T5"> </text:span><text:span text:style-name="T6">8737 </text:span><text:span text:style-name="T4">Points:</text:span><text:span text:style-name="T5"> </text:span><text:span text:style-name="T6">4</text:span></text:p>
      <text:p text:style-name="P2"/>
      <text:p text:style-name="P4"><text:span text:style-name="T7">Given an array </text:span><text:span text:style-name="Strong_20_Emphasis"><text:span text:style-name="T8">arr</text:span></text:span><text:span text:style-name="T7">[] of </text:span><text:span text:style-name="Strong_20_Emphasis"><text:span text:style-name="T8">N</text:span></text:span><text:span text:style-name="T7"> positive integers and a number </text:span><text:span text:style-name="Strong_20_Emphasis"><text:span text:style-name="T8">K</text:span></text:span><text:span text:style-name="T7">. The task is to find the kth smallest element in the array.</text:span></text:p>
      <text:p text:style-name="P6"> </text:p>
      <text:p text:style-name="P4"><text:span text:style-name="Strong_20_Emphasis"><text:span text:style-name="T8">Example 1:</text:span></text:span></text:p>
      <text:p text:style-name="P3"><text:span text:style-name="Strong_20_Emphasis"><text:span text:style-name="T9">Input</text:span></text:span><text:span text:style-name="T10">: </text:span></text:p>
      <text:p text:style-name="P12"><text:span text:style-name="Strong_20_Emphasis"><text:span text:style-name="T9">N</text:span></text:span><text:span text:style-name="T10"> = 5, </text:span><text:span text:style-name="Strong_20_Emphasis"><text:span text:style-name="T9">K</text:span></text:span><text:span text:style-name="T10"> = 3</text:span></text:p>
      <text:p text:style-name="P12"><text:span text:style-name="Strong_20_Emphasis"><text:span text:style-name="T9">arr[]</text:span></text:span><text:span text:style-name="T10"> = {3,5,4,2,9}</text:span></text:p>
      <text:p text:style-name="P13"/>
      <text:p text:style-name="P12"><text:span text:style-name="Strong_20_Emphasis"><text:span text:style-name="T9">Output</text:span></text:span><text:span text:style-name="T10">: </text:span></text:p>
      <text:p text:style-name="P11">4</text:p>
      <text:p text:style-name="P13"/>
      <text:p text:style-name="P12"><text:span text:style-name="Strong_20_Emphasis"><text:span text:style-name="T9">Explanation</text:span></text:span><text:span text:style-name="T10">: </text:span></text:p>
      <text:p text:style-name="P11">Third smallest element in the array is 4.</text:p>
      <text:p text:style-name="P4"><text:span text:style-name="Strong_20_Emphasis"><text:span text:style-name="T8">Example 2:</text:span></text:span></text:p>
      <text:p text:style-name="P3"><text:span text:style-name="Strong_20_Emphasis"><text:span text:style-name="T9">Input</text:span></text:span><text:span text:style-name="T10">:</text:span></text:p>
      <text:p text:style-name="P12"><text:span text:style-name="Strong_20_Emphasis"><text:span text:style-name="T9">N</text:span></text:span><text:span text:style-name="T10"> = 5, </text:span><text:span text:style-name="Strong_20_Emphasis"><text:span text:style-name="T9">k</text:span></text:span><text:span text:style-name="T10"> = 5</text:span></text:p>
      <text:p text:style-name="P12"><text:span text:style-name="Strong_20_Emphasis"><text:span text:style-name="T9">arr[]</text:span></text:span><text:span text:style-name="T10"> = {4,3,7,6,5}</text:span></text:p>
      <text:p text:style-name="P13"/>
      <text:p text:style-name="P12"><text:span text:style-name="Strong_20_Emphasis"><text:span text:style-name="T9">Output</text:span></text:span><text:span text:style-name="T10">: </text:span></text:p>
      <text:p text:style-name="P11">7</text:p>
      <text:p text:style-name="P13"/>
      <text:p text:style-name="P12"><text:span text:style-name="Strong_20_Emphasis"><text:span text:style-name="T9">Explanation</text:span></text:span><text:span text:style-name="T10">: </text:span></text:p>
      <text:p text:style-name="P11">Fifth smallest element in the array is 7.</text:p>
      <text:p text:style-name="P4"><text:span text:style-name="T7"><text:line-break/></text:span><text:span text:style-name="Strong_20_Emphasis"><text:span text:style-name="T8">Your Task:</text:span></text:span><text:span text:style-name="T7"><text:line-break/>You  don't need to read inputs or print anything. Complete the method </text:span><text:span text:style-name="Strong_20_Emphasis"><text:span text:style-name="T8">kthSmallest()</text:span></text:span><text:span text:style-name="T7"> which takes array </text:span><text:span text:style-name="Strong_20_Emphasis"><text:span text:style-name="T8">arr[]</text:span></text:span><text:span text:style-name="T7">, size of the array </text:span><text:span text:style-name="Strong_20_Emphasis"><text:span text:style-name="T8">n</text:span></text:span><text:span text:style-name="T7"> and value </text:span><text:span text:style-name="Strong_20_Emphasis"><text:span text:style-name="T8">k</text:span></text:span><text:span text:style-name="T7"> as input parameters and returns kth smallest element.<text:line-break/><text:line-break/></text:span><text:span text:style-name="Strong_20_Emphasis"><text:span text:style-name="T8">Constraints:</text:span></text:span><text:span text:style-name="T7"><text:line-break/>1 &lt;= N &lt;= 106<text:line-break/>1 &lt;= arr[i] &lt;= 106<text:line-break/></text:span><text:soft-page-break/><text:span text:style-name="T7">1 &lt;= K &lt;= N<text:line-break/>Array do not contains duplicates.<text:line-break/><text:line-break/></text:span><text:span text:style-name="Strong_20_Emphasis"><text:span text:style-name="T8">Expected Time Complexity</text:span></text:span><text:span text:style-name="T7">: O(NlogK)<text:line-break/></text:span><text:span text:style-name="Strong_20_Emphasis"><text:span text:style-name="T8">Expected Auxilliary Space</text:span></text:span><text:span text:style-name="T7">: O(K)</text:span></text:p>
      <text:p text:style-name="P14"/>
      <text:p text:style-name="P14">class Solution</text:p>
      <text:p text:style-name="P14">{</text:p>
      <text:p text:style-name="P14"><text:s text:c="4"/>public:</text:p>
      <text:p text:style-name="P14"><text:s text:c="4"/>//Function to find the kth smallest element in the array.</text:p>
      <text:p text:style-name="P14"><text:s text:c="4"/>int kthSmallest(int arr[], int n, int k)</text:p>
      <text:p text:style-name="P14"><text:s text:c="4"/>{</text:p>
      <text:p text:style-name="P14"><text:s text:c="8"/>// Your code here</text:p>
      <text:p text:style-name="P14"><text:s text:c="4"/>}</text:p>
      <text:p text:style-name="P14">};</text:p>
      <text:p text:style-name="P1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17. Number of pairs <text:bookmark text:name="reportIssueBtn21"/><text:bookmark text:name="bookmarkIcon21"/></text:p>
      <text:p text:style-name="P19"><text:span text:style-name="Strong_20_Emphasis"><text:span text:style-name="T3">Medium </text:span></text:span><text:span text:style-name="T4">Accuracy:</text:span><text:span text:style-name="T5"> </text:span><text:span text:style-name="T6">47.19% </text:span><text:span text:style-name="T4">Submissions:</text:span><text:span text:style-name="T5"> </text:span><text:span text:style-name="T6">24594 </text:span><text:span text:style-name="T4">Points:</text:span><text:span text:style-name="T5"> </text:span><text:span text:style-name="T6">4</text:span></text:p>
      <text:p text:style-name="P2"/>
      <text:p text:style-name="P4"><text:span text:style-name="T7">Given two arrays </text:span><text:span text:style-name="Strong_20_Emphasis"><text:span text:style-name="T8">X</text:span></text:span><text:span text:style-name="T7"> and </text:span><text:span text:style-name="Strong_20_Emphasis"><text:span text:style-name="T8">Y</text:span></text:span><text:span text:style-name="T7"> of positive integers, find the number of pairs such that </text:span><text:span text:style-name="Strong_20_Emphasis"><text:span text:style-name="T8">xy &gt; yx</text:span></text:span><text:span text:style-name="T7"> </text:span><text:span text:style-name="Strong_20_Emphasis"><text:span text:style-name="T8">(raised to power of)</text:span></text:span><text:span text:style-name="T7"> where x is an element from X and y is an element from Y.<text:line-break/><text:line-break/></text:span><text:span text:style-name="Strong_20_Emphasis"><text:span text:style-name="T8">Example 1:</text:span></text:span></text:p>
      <text:p text:style-name="P3"><text:span text:style-name="Strong_20_Emphasis"><text:span text:style-name="T9">Input</text:span></text:span><text:span text:style-name="T10">: </text:span></text:p>
      <text:p text:style-name="P11">M = 3, X[] = [2 1 6] </text:p>
      <text:p text:style-name="P11">N = 2, Y[] = [1 5]</text:p>
      <text:p text:style-name="P12"><text:span text:style-name="Strong_20_Emphasis"><text:span text:style-name="T9">Output</text:span></text:span><text:span text:style-name="T10">: 3</text:span></text:p>
      <text:p text:style-name="P12"><text:span text:style-name="Strong_20_Emphasis"><text:span text:style-name="T9">Explanation</text:span></text:span><text:span text:style-name="T10">: </text:span></text:p>
      <text:p text:style-name="P11">The pairs which follow xy &gt; yx are </text:p>
      <text:p text:style-name="P11">as such: 21 &gt; 12,  25 &gt; 52 and 61 &gt; 16 .</text:p>
      <text:p text:style-name="P4"><text:span text:style-name="Strong_20_Emphasis"><text:span text:style-name="T8">Example 2:</text:span></text:span></text:p>
      <text:p text:style-name="P3"><text:span text:style-name="Strong_20_Emphasis"><text:span text:style-name="T9">Input</text:span></text:span><text:span text:style-name="T10">: </text:span></text:p>
      <text:p text:style-name="P11">M = 4, X[] = [2 3 4 5]</text:p>
      <text:p text:style-name="P11">N = 3, Y[] = [1 2 3]</text:p>
      <text:p text:style-name="P12"><text:span text:style-name="Strong_20_Emphasis"><text:span text:style-name="T9">Output</text:span></text:span><text:span text:style-name="T10">: 5</text:span></text:p>
      <text:p text:style-name="P12"><text:span text:style-name="Strong_20_Emphasis"><text:span text:style-name="T9">Explanation</text:span></text:span><text:span text:style-name="T10">: </text:span></text:p>
      <text:p text:style-name="P11">The pairs for the given input are </text:p>
      <text:p text:style-name="P11">21 &gt; 12 , 31 &gt; 13 , 32 &gt; 23 , 41 &gt; 14 , </text:p>
      <text:p text:style-name="P11">51 &gt; 15 .</text:p>
      <text:p text:style-name="P4"><text:span text:style-name="T7"><text:line-break/></text:span><text:span text:style-name="Strong_20_Emphasis"><text:span text:style-name="T8">Your Task:</text:span></text:span><text:span text:style-name="T7"><text:line-break/>This is a function problem. You only need to complete the function</text:span><text:span text:style-name="Strong_20_Emphasis"><text:span text:style-name="T7"> </text:span></text:span><text:span text:style-name="Strong_20_Emphasis"><text:span text:style-name="T8">countPairs() </text:span></text:span><text:span text:style-name="T7">that takes </text:span><text:span text:style-name="Strong_20_Emphasis"><text:span text:style-name="T8">X, Y, M, N</text:span></text:span><text:span text:style-name="T7"> as </text:span><text:span text:style-name="Strong_20_Emphasis"><text:span text:style-name="T8">parameters </text:span></text:span><text:span text:style-name="T7">and returns the total number of pairs.<text:line-break/><text:line-break/></text:span><text:span text:style-name="Strong_20_Emphasis"><text:span text:style-name="T8">Expected Time Complexity:</text:span></text:span><text:span text:style-name="T7"> O((N + M)log(N)).<text:line-break/></text:span><text:span text:style-name="Strong_20_Emphasis"><text:span text:style-name="T8">Expected Auxiliary Space:</text:span></text:span><text:span text:style-name="T7"> O(1).<text:line-break/><text:line-break/></text:span><text:span text:style-name="Strong_20_Emphasis"><text:span text:style-name="T8">Constraints:</text:span></text:span><text:span text:style-name="T7"><text:line-break/>1 ≤ M, N ≤ 105<text:line-break/>1 ≤ X[i], Y[i] ≤ 103</text:span></text:p>
      <text:p text:style-name="P14">class Solution{</text:p>
      <text:p text:style-name="P14"><text:s text:c="4"/>public:</text:p>
      <text:p text:style-name="P14"><text:s text:c="4"/></text:p>
      <text:p text:style-name="P14"><text:s text:c="4"/>// X[], Y[]: input arrau</text:p>
      <text:p text:style-name="P14"><text:soft-page-break/><text:s text:c="4"/>// M, N: size of arrays X[] and Y[] respectively</text:p>
      <text:p text:style-name="P14"><text:s text:c="4"/>//Function to count number of pairs such that x^y is greater than y^x.</text:p>
      <text:p text:style-name="P14"><text:s text:c="4"/>long long countPairs(int X[], int Y[], int M, int N)</text:p>
      <text:p text:style-name="P14"><text:s text:c="4"/>{</text:p>
      <text:p text:style-name="P14"><text:s text:c="7"/>//Your code here</text:p>
      <text:p text:style-name="P14"><text:s text:c="4"/>}</text:p>
      <text:p text:style-name="P14">};</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text:soft-page-break/>18. Merge Without Extra Space <text:bookmark text:name="reportIssueBtn22"/><text:bookmark text:name="bookmarkIcon22"/></text:p>
      <text:p text:style-name="P19"><text:span text:style-name="Strong_20_Emphasis"><text:span text:style-name="T3">Hard </text:span></text:span><text:span text:style-name="T4">Accuracy:</text:span><text:span text:style-name="T5"> </text:span><text:span text:style-name="T6">44.55% </text:span><text:span text:style-name="T4">Submissions:</text:span><text:span text:style-name="T5"> </text:span><text:span text:style-name="T6">81704 </text:span><text:span text:style-name="T4">Points:</text:span><text:span text:style-name="T5"> </text:span><text:span text:style-name="T6">8</text:span></text:p>
      <text:p text:style-name="P2"/>
      <text:p text:style-name="P4"><text:span text:style-name="T7">Given two sorted arrays </text:span><text:span text:style-name="Strong_20_Emphasis"><text:span text:style-name="T8">arr1[]</text:span></text:span><text:span text:style-name="T7"> and </text:span><text:span text:style-name="Strong_20_Emphasis"><text:span text:style-name="T8">arr2[] </text:span></text:span><text:span text:style-name="T7">of</text:span><text:span text:style-name="Strong_20_Emphasis"><text:span text:style-name="T7"> </text:span></text:span><text:span text:style-name="T7">sizes </text:span><text:span text:style-name="Strong_20_Emphasis"><text:span text:style-name="T8">n</text:span></text:span><text:span text:style-name="T7"> and </text:span><text:span text:style-name="Strong_20_Emphasis"><text:span text:style-name="T8">m</text:span></text:span><text:span text:style-name="T7"> in non-decreasing order. Merge them in sorted order without using any extra space. Modify arr1 so that it contains the first N elements and modify arr2 so that it contains the last M elements.<text:line-break/> </text:span></text:p>
      <text:p text:style-name="P4"><text:span text:style-name="Strong_20_Emphasis"><text:span text:style-name="T8">Example 1:</text:span></text:span></text:p>
      <text:p text:style-name="P3"><text:span text:style-name="Strong_20_Emphasis"><text:span text:style-name="T9">Input</text:span></text:span><text:span text:style-name="T10">: </text:span></text:p>
      <text:p text:style-name="P11">n = 4, arr1[] = [1 3 5 7] </text:p>
      <text:p text:style-name="P11">m = 5, arr2[] = [0 2 6 8 9]</text:p>
      <text:p text:style-name="P12"><text:span text:style-name="Strong_20_Emphasis"><text:span text:style-name="T9">Output</text:span></text:span><text:span text:style-name="T10">: </text:span></text:p>
      <text:p text:style-name="P11">arr1[] = [0 1 2 3]</text:p>
      <text:p text:style-name="P11">arr2[] = [5 6 7 8 9]</text:p>
      <text:p text:style-name="P12"><text:span text:style-name="Strong_20_Emphasis"><text:span text:style-name="T9">Explanation</text:span></text:span><text:span text:style-name="T10">:</text:span></text:p>
      <text:p text:style-name="P11">After merging the two </text:p>
      <text:p text:style-name="P11">non-decreasing arrays, we get, </text:p>
      <text:p text:style-name="P11">0 1 2 3 5 6 7 8 9.</text:p>
      <text:p text:style-name="P4"><text:span text:style-name="Strong_20_Emphasis"><text:span text:style-name="T8">Example 2:</text:span></text:span></text:p>
      <text:p text:style-name="P3"><text:span text:style-name="Strong_20_Emphasis"><text:span text:style-name="T9">Input</text:span></text:span><text:span text:style-name="T10">: </text:span></text:p>
      <text:p text:style-name="P11">n = 2, arr1[] = [10, 12] </text:p>
      <text:p text:style-name="P11">m = 3, arr2[] = [5 18 20]</text:p>
      <text:p text:style-name="P12"><text:span text:style-name="Strong_20_Emphasis"><text:span text:style-name="T9">Output</text:span></text:span><text:span text:style-name="T10">: </text:span></text:p>
      <text:p text:style-name="P11">arr1[] = [5 10]</text:p>
      <text:p text:style-name="P11">arr2[] = [12 18 20]</text:p>
      <text:p text:style-name="P12"><text:span text:style-name="Strong_20_Emphasis"><text:span text:style-name="T9">Explanation</text:span></text:span><text:span text:style-name="T10">:</text:span></text:p>
      <text:p text:style-name="P11">After merging two sorted arrays </text:p>
      <text:p text:style-name="P11">we get 5 10 12 18 20.</text:p>
      <text:p text:style-name="P13"/>
      <text:p text:style-name="P13"/>
      <text:p text:style-name="P4"><text:span text:style-name="Strong_20_Emphasis"><text:span text:style-name="T8">Your Task:</text:span></text:span><text:span text:style-name="T7"><text:line-break/>You don't need to read input or print anything. You only need to complete the function</text:span><text:span text:style-name="Strong_20_Emphasis"><text:span text:style-name="T7"> </text:span></text:span><text:span text:style-name="Strong_20_Emphasis"><text:span text:style-name="T8">merge() </text:span></text:span><text:span text:style-name="T7">that takes arr1, arr2, n and m as input parameters and modifies them in-</text:span><text:soft-page-break/><text:span text:style-name="T7">place so that they look like the sorted merged array when concatenated.<text:line-break/> </text:span></text:p>
      <text:p text:style-name="P4"><text:span text:style-name="Strong_20_Emphasis"><text:span text:style-name="T8">Expected Time Complexity:</text:span></text:span><text:span text:style-name="T7">  O((n+m) log(n+m))<text:line-break/></text:span><text:span text:style-name="Strong_20_Emphasis"><text:span text:style-name="T8">Expected Auxilliary Space:</text:span></text:span><text:span text:style-name="T7"> O(1)<text:line-break/> </text:span></text:p>
      <text:p text:style-name="P4"><text:span text:style-name="Strong_20_Emphasis"><text:span text:style-name="T8">Constraints:</text:span></text:span><text:span text:style-name="T7"><text:line-break/>1 &lt;= n, m &lt;= 5*104<text:line-break/>0 &lt;= arr1i, arr2i &lt;= 107</text:span></text:p>
      <text:p text:style-name="P14">void merge(int arr1[], int arr2[], int n, int m)</text:p>
      <text:p text:style-name="P14">{ </text:p>
      <text:p text:style-name="P14"><text:s text:c="4"/>//code here</text:p>
      <text:p text:style-name="P14">}</text:p>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19. Merge three sorted arrays <text:bookmark text:name="reportIssueBtn23"/><text:bookmark text:name="bookmarkIcon23"/></text:p>
      <text:p text:style-name="P19"><text:span text:style-name="Strong_20_Emphasis"><text:span text:style-name="T3">Medium </text:span></text:span><text:span text:style-name="T4">Accuracy:</text:span><text:span text:style-name="T5"> </text:span><text:span text:style-name="T6">71.64% </text:span><text:span text:style-name="T4">Submissions:</text:span><text:span text:style-name="T5"> </text:span><text:span text:style-name="T6">6400 </text:span><text:span text:style-name="T4">Points:</text:span><text:span text:style-name="T5"> </text:span><text:span text:style-name="T6">4</text:span></text:p>
      <text:p text:style-name="P2"/>
      <text:p text:style-name="P4"><text:span text:style-name="T7">Given three sorted arrays </text:span><text:span text:style-name="Strong_20_Emphasis"><text:span text:style-name="T8">A</text:span></text:span><text:span text:style-name="T7">, </text:span><text:span text:style-name="Strong_20_Emphasis"><text:span text:style-name="T8">B</text:span></text:span><text:span text:style-name="T7"> and </text:span><text:span text:style-name="Strong_20_Emphasis"><text:span text:style-name="T8">C</text:span></text:span><text:span text:style-name="T7"> of size </text:span><text:span text:style-name="Strong_20_Emphasis"><text:span text:style-name="T8">N</text:span></text:span><text:span text:style-name="T7">, </text:span><text:span text:style-name="Strong_20_Emphasis"><text:span text:style-name="T8">M</text:span></text:span><text:span text:style-name="T7"> and </text:span><text:span text:style-name="Strong_20_Emphasis"><text:span text:style-name="T8">P</text:span></text:span><text:span text:style-name="T7"> respectively. The task is to merge them into a single array which must be sorted in increasing order.<text:line-break/><text:line-break/></text:span><text:span text:style-name="Strong_20_Emphasis"><text:span text:style-name="T8">Example 1:</text:span></text:span></text:p>
      <text:p text:style-name="P3"><text:span text:style-name="Strong_20_Emphasis"><text:span text:style-name="T9">Input</text:span></text:span><text:span text:style-name="T10">: </text:span></text:p>
      <text:p text:style-name="P11">N = 4, A[] = [1 2 3 4] </text:p>
      <text:p text:style-name="P11">M = 5, B[] = [1 2 3 4 5] </text:p>
      <text:p text:style-name="P11">P = 6, C[] = [1 2 3 4 5 6]</text:p>
      <text:p text:style-name="P12"><text:span text:style-name="Strong_20_Emphasis"><text:span text:style-name="T9">Output</text:span></text:span><text:span text:style-name="T10">: 1 1 1 2 2 2 3 3 3 4 4 4 5 5 6</text:span></text:p>
      <text:p text:style-name="P12"><text:span text:style-name="Strong_20_Emphasis"><text:span text:style-name="T9">Explanation</text:span></text:span><text:span text:style-name="T10">: Merging these three sorted </text:span></text:p>
      <text:p text:style-name="P11">arrays, we have: </text:p>
      <text:p text:style-name="P11">1 1 1 2 2 2 3 3 3 4 4 4 5 5 6.</text:p>
      <text:p text:style-name="P4"><text:span text:style-name="Strong_20_Emphasis"><text:span text:style-name="T8">Example 2:</text:span></text:span></text:p>
      <text:p text:style-name="P3"><text:span text:style-name="Strong_20_Emphasis"><text:span text:style-name="T9">Input</text:span></text:span><text:span text:style-name="T10">: </text:span></text:p>
      <text:p text:style-name="P11">N = 2, A[] = [1 2]</text:p>
      <text:p text:style-name="P11">M = 3, B[] = [2 3 4] </text:p>
      <text:p text:style-name="P11">P = 4, C[] = [4 5 6 7]</text:p>
      <text:p text:style-name="P12"><text:span text:style-name="Strong_20_Emphasis"><text:span text:style-name="T9">Output</text:span></text:span><text:span text:style-name="T10">: 1 2 2 3 4 4 5 6 7</text:span></text:p>
      <text:p text:style-name="P12"><text:span text:style-name="Strong_20_Emphasis"><text:span text:style-name="T9">Explanation</text:span></text:span><text:span text:style-name="T10">: Merging three sorted arrays, </text:span></text:p>
      <text:p text:style-name="P11">we have: 1 2 2 3 4 4 5 6 7.</text:p>
      <text:p text:style-name="P4"><text:span text:style-name="T7"><text:line-break/></text:span><text:span text:style-name="Strong_20_Emphasis"><text:span text:style-name="T8">Your Task:</text:span></text:span><text:span text:style-name="T7"><text:line-break/>This is a function problem. You only need to complete the function</text:span><text:span text:style-name="Strong_20_Emphasis"><text:span text:style-name="T7"> </text:span></text:span><text:span text:style-name="Strong_20_Emphasis"><text:span text:style-name="T8">mergeThree() </text:span></text:span><text:span text:style-name="T7">that takes </text:span><text:span text:style-name="Strong_20_Emphasis"><text:span text:style-name="T8">A,B,C as parameters</text:span></text:span><text:span text:style-name="T7">. The function </text:span><text:span text:style-name="Strong_20_Emphasis"><text:span text:style-name="T8">returns </text:span></text:span><text:span text:style-name="T7">an </text:span><text:span text:style-name="Strong_20_Emphasis"><text:span text:style-name="T8">array </text:span></text:span><text:span text:style-name="T7">or </text:span><text:span text:style-name="Strong_20_Emphasis"><text:span text:style-name="T8">vector</text:span></text:span><text:span text:style-name="T7">.<text:line-break/><text:line-break/></text:span><text:span text:style-name="Strong_20_Emphasis"><text:span text:style-name="T8">Expected Time Complexity:</text:span></text:span><text:span text:style-name="T7"> O(N + M + P)<text:line-break/></text:span><text:span text:style-name="Strong_20_Emphasis"><text:span text:style-name="T8">Expected Auxiliary Space:</text:span></text:span><text:span text:style-name="T7"> O(N + M + P) for the resultant array only.<text:line-break/><text:line-break/></text:span><text:span text:style-name="Strong_20_Emphasis"><text:span text:style-name="T8">Constraints:</text:span></text:span><text:span text:style-name="T7"><text:line-break/>1 &lt;= N, M, P &lt;= 106<text:line-break/>1 &lt;= A[i], B[i], C[i] &lt;= 106</text:span></text:p>
      <text:p text:style-name="P14">int* mergeThree(int *A,int *B,int *C,int n,int m,int p) </text:p>
      <text:p text:style-name="P14">{ </text:p>
      <text:p text:style-name="P14"><text:s text:c="4"/>//code here</text:p>
      <text:p text:style-name="P14">}</text:p>
      <text:p text:style-name="P8"><text:soft-page-break/>20. Closer to sort <text:bookmark text:name="reportIssueBtn24"/><text:bookmark text:name="bookmarkIcon24"/></text:p>
      <text:p text:style-name="P19"><text:span text:style-name="Strong_20_Emphasis"><text:span text:style-name="T3">Medium </text:span></text:span><text:span text:style-name="T4">Accuracy:</text:span><text:span text:style-name="T5"> </text:span><text:span text:style-name="T6">60.74% </text:span><text:span text:style-name="T4">Submissions:</text:span><text:span text:style-name="T5"> </text:span><text:span text:style-name="T6">8087 </text:span><text:span text:style-name="T4">Points:</text:span><text:span text:style-name="T5"> </text:span><text:span text:style-name="T6">4</text:span></text:p>
      <text:p text:style-name="P2"/>
      <text:p text:style-name="P4"><text:span text:style-name="T7">Given an array </text:span><text:span text:style-name="Strong_20_Emphasis"><text:span text:style-name="T8">arr</text:span></text:span><text:span text:style-name="T7">[](0-based indexing) of </text:span><text:span text:style-name="Strong_20_Emphasis"><text:span text:style-name="T8">N</text:span></text:span><text:span text:style-name="T7"> integers which is </text:span><text:span text:style-name="Strong_20_Emphasis"><text:span text:style-name="T8">closer sorted </text:span></text:span><text:span text:style-name="T7">(defined below)</text:span><text:span text:style-name="Strong_20_Emphasis"><text:span text:style-name="T7"> </text:span></text:span><text:span text:style-name="T7">and an element </text:span><text:span text:style-name="Strong_20_Emphasis"><text:span text:style-name="T8">x</text:span></text:span><text:span text:style-name="T7">. The task is to find the index of element </text:span><text:span text:style-name="Strong_20_Emphasis"><text:span text:style-name="T8">x</text:span></text:span><text:span text:style-name="T7"> if it is present. If not present, then print -1.<text:line-break/></text:span><text:span text:style-name="Strong_20_Emphasis"><text:span text:style-name="T8">Closer Sorted</text:span></text:span><text:span text:style-name="T7">: The first array is sorted, but after sorting some elements are moved to either of the adjacent positions, i.e, maybe to the </text:span><text:span text:style-name="Strong_20_Emphasis"><text:span text:style-name="T8">arr[i+1]</text:span></text:span><text:span text:style-name="T7"> or </text:span><text:span text:style-name="Strong_20_Emphasis"><text:span text:style-name="T8">arr[i-1]</text:span></text:span><text:span text:style-name="T7">.<text:line-break/><text:line-break/></text:span><text:span text:style-name="Strong_20_Emphasis"><text:span text:style-name="T8">Example 1:</text:span></text:span></text:p>
      <text:p text:style-name="P3"><text:span text:style-name="Strong_20_Emphasis"><text:span text:style-name="T9">Input</text:span></text:span><text:span text:style-name="T10">: N = 5, A[] = [3 2 10 4 40], x = 2</text:span></text:p>
      <text:p text:style-name="P12"><text:span text:style-name="Strong_20_Emphasis"><text:span text:style-name="T9">Output</text:span></text:span><text:span text:style-name="T10">: 1</text:span></text:p>
      <text:p text:style-name="P12"><text:span text:style-name="Strong_20_Emphasis"><text:span text:style-name="T9">Explanation</text:span></text:span><text:span text:style-name="T10">: 2 is present at index 1 </text:span></text:p>
      <text:p text:style-name="P11">(0-based indexing) in the given array.</text:p>
      <text:p text:style-name="P4"><text:span text:style-name="Strong_20_Emphasis"><text:span text:style-name="T8">Example 2:</text:span></text:span></text:p>
      <text:p text:style-name="P3"><text:span text:style-name="Strong_20_Emphasis"><text:span text:style-name="T9">Input</text:span></text:span><text:span text:style-name="T10">: N = 4, A[] = [2 1 4 3], x = 5</text:span></text:p>
      <text:p text:style-name="P12"><text:span text:style-name="Strong_20_Emphasis"><text:span text:style-name="T9">Output</text:span></text:span><text:span text:style-name="T10">: -1</text:span></text:p>
      <text:p text:style-name="P12"><text:span text:style-name="Strong_20_Emphasis"><text:span text:style-name="T9">Explanation</text:span></text:span><text:span text:style-name="T10">: </text:span></text:p>
      <text:p text:style-name="P11">5 is not in the array so the output will </text:p>
      <text:p text:style-name="P11">be -1.</text:p>
      <text:p text:style-name="P13"/>
      <text:p text:style-name="P4"><text:span text:style-name="Strong_20_Emphasis"><text:span text:style-name="T8">Your Task:</text:span></text:span><text:span text:style-name="T7"><text:line-break/>This is a function problem. You only need to complete the </text:span><text:span text:style-name="Strong_20_Emphasis"><text:span text:style-name="T8">function </text:span></text:span><text:span text:style-name="T7">closer() that </text:span><text:span text:style-name="Strong_20_Emphasis"><text:span text:style-name="T8">arr, N, and x as parameters </text:span></text:span><text:span text:style-name="T7">and </text:span><text:span text:style-name="Strong_20_Emphasis"><text:span text:style-name="T8">returns </text:span></text:span><text:span text:style-name="T7">the index. If the element is not present, return </text:span><text:span text:style-name="Strong_20_Emphasis"><text:span text:style-name="T8">-1</text:span></text:span><text:span text:style-name="T7">.<text:line-break/><text:line-break/></text:span><text:span text:style-name="Strong_20_Emphasis"><text:span text:style-name="T8">Expected Time Complexity:</text:span></text:span><text:span text:style-name="T7"> O(Log(N)).<text:line-break/></text:span><text:span text:style-name="Strong_20_Emphasis"><text:span text:style-name="T8">Expected Auxiliary Space:</text:span></text:span><text:span text:style-name="T7"> O(1).<text:line-break/><text:line-break/></text:span><text:span text:style-name="Strong_20_Emphasis"><text:span text:style-name="T8">Constraints:</text:span></text:span><text:span text:style-name="T7"><text:line-break/>1 &lt;= N &lt;= 106<text:line-break/>1 &lt;= arr[i],x &lt;= 109<text:line-break/><text:line-break/></text:span><text:span text:style-name="Strong_20_Emphasis"><text:span text:style-name="T8">Note: </text:span></text:span><text:span text:style-name="T7">You may assume that the array does not contain any duplicate elements. </text:span></text:p>
      <text:p text:style-name="P14">int closer(int arr[], int N, int x) {</text:p>
      <text:p text:style-name="P14"><text:s text:c="4"/></text:p>
      <text:p text:style-name="P14"><text:s text:c="4"/>//Your code here</text:p>
      <text:p text:style-name="P14"><text:s text:c="4"/></text:p>
      <text:p text:style-name="P14">}</text:p>
      <text:p text:style-name="P8"/>
      <text:p text:style-name="P8"/>
      <text:p text:style-name="P8"/>
      <text:p text:style-name="P8"/>
      <text:p text:style-name="P8"/>
      <text:p text:style-name="P8"><text:soft-page-break/>21. Minimum Platforms <text:bookmark text:name="reportIssueBtn25"/><text:bookmark text:name="bookmarkIcon25"/></text:p>
      <text:p text:style-name="P19"><text:span text:style-name="Strong_20_Emphasis"><text:span text:style-name="T3">Medium </text:span></text:span><text:span text:style-name="T4">Accuracy:</text:span><text:span text:style-name="T5"> </text:span><text:span text:style-name="T6">46.78% </text:span><text:span text:style-name="T4">Submissions:</text:span><text:span text:style-name="T5"> </text:span><text:span text:style-name="T6">85125 </text:span><text:span text:style-name="T4">Points:</text:span><text:span text:style-name="T5"> </text:span><text:span text:style-name="T6">4</text:span></text:p>
      <text:p text:style-name="P2"/>
      <text:p text:style-name="P4"><text:span text:style-name="T7">Given arrival and departure times of all trains that reach a railway station. Find the minimum number of platforms required for the railway station so that no train is kept waiting.<text:line-break/>Consider that all the trains arrive on the same day and leave on the same day. Arrival and departure time can never be the same for a train but we can have arrival time of one train equal to departure time of the other. At any given instance of time, same platform can not be used for both departure of a train and arrival of another train. In such cases, we need different platforms</text:span><text:span text:style-name="Strong_20_Emphasis"><text:span text:style-name="T8">.</text:span></text:span></text:p>
      <text:p text:style-name="P4"><text:span text:style-name="T7"><text:line-break/></text:span><text:span text:style-name="Strong_20_Emphasis"><text:span text:style-name="T8">Example 1:</text:span></text:span></text:p>
      <text:p text:style-name="P3"><text:span text:style-name="Strong_20_Emphasis"><text:span text:style-name="T9">Input</text:span></text:span><text:span text:style-name="T10">: n = 6 </text:span></text:p>
      <text:p text:style-name="P11">arr[] = {0900, 0940, 0950, 1100, 1500, 1800}</text:p>
      <text:p text:style-name="P11">dep[] = {0910, 1200, 1120, 1130, 1900, 2000}</text:p>
      <text:p text:style-name="P12"><text:span text:style-name="Strong_20_Emphasis"><text:span text:style-name="T9">Output</text:span></text:span><text:span text:style-name="T10">: 3</text:span></text:p>
      <text:p text:style-name="P12"><text:span text:style-name="Strong_20_Emphasis"><text:span text:style-name="T9">Explanation</text:span></text:span><text:span text:style-name="T10">: </text:span></text:p>
      <text:p text:style-name="P11">Minimum 3 platforms are required to </text:p>
      <text:p text:style-name="P11">safely arrive and depart all trains.</text:p>
      <text:p text:style-name="P4"><text:span text:style-name="Strong_20_Emphasis"><text:span text:style-name="T8">Example 2:</text:span></text:span></text:p>
      <text:p text:style-name="P3"><text:span text:style-name="Strong_20_Emphasis"><text:span text:style-name="T9">Input</text:span></text:span><text:span text:style-name="T10">: n = 3</text:span></text:p>
      <text:p text:style-name="P11">arr[] = {0900, 1100, 1235}</text:p>
      <text:p text:style-name="P11">dep[] = {1000, 1200, 1240}</text:p>
      <text:p text:style-name="P12"><text:span text:style-name="Strong_20_Emphasis"><text:span text:style-name="T9">Output</text:span></text:span><text:span text:style-name="T10">: 1</text:span></text:p>
      <text:p text:style-name="P12"><text:span text:style-name="Strong_20_Emphasis"><text:span text:style-name="T9">Explanation</text:span></text:span><text:span text:style-name="T10">: Only 1 platform is required to </text:span></text:p>
      <text:p text:style-name="P11">safely manage the arrival and departure </text:p>
      <text:p text:style-name="P11">of all trains. </text:p>
      <text:p text:style-name="P4"><text:span text:style-name="T7"><text:line-break/></text:span><text:span text:style-name="Strong_20_Emphasis"><text:span text:style-name="T8">Your Task:</text:span></text:span><text:span text:style-name="T7"><text:line-break/>You don't need to read input or print anything. Your task is to complete the function </text:span><text:span text:style-name="Strong_20_Emphasis"><text:span text:style-name="T8">findPlatform()</text:span></text:span><text:span text:style-name="T7"> which takes the array arr[] (denoting the arrival times), array dep[] (denoting the departure times) and the size of the array as inputs and returns the minimum number of platforms required at the railway station such that no train waits.</text:span></text:p>
      <text:p text:style-name="P4"><text:span text:style-name="Strong_20_Emphasis"><text:span text:style-name="T8">Note:</text:span></text:span><text:span text:style-name="T7"> Time intervals are in the 24-hour format(</text:span><text:span text:style-name="Strong_20_Emphasis"><text:span text:style-name="T8">HHMM) ,</text:span></text:span><text:span text:style-name="T7"> where the first two characters represent hour (between 00 to 23 ) and the last two characters represent minutes (this may be &gt; 59).</text:span></text:p>
      <text:p text:style-name="P4"><text:soft-page-break/><text:span text:style-name="T7"><text:line-break/></text:span><text:span text:style-name="Strong_20_Emphasis"><text:span text:style-name="T8">Expected Time Complexity: </text:span></text:span><text:span text:style-name="T7">O(nLogn)<text:line-break/></text:span><text:span text:style-name="Strong_20_Emphasis"><text:span text:style-name="T8">Expected Auxiliary Space: </text:span></text:span><text:span text:style-name="T7">O(n)</text:span></text:p>
      <text:p text:style-name="P4"><text:span text:style-name="T7"><text:line-break/></text:span><text:span text:style-name="Strong_20_Emphasis"><text:span text:style-name="T8">Constraints:</text:span></text:span><text:span text:style-name="T7"><text:line-break/>1 ≤ n ≤ 50000<text:line-break/>0000 ≤ A[i] ≤ D[i] ≤ 2359</text:span></text:p>
      <text:p text:style-name="P14">class Solution{</text:p>
      <text:p text:style-name="P14"><text:s text:c="4"/>public:</text:p>
      <text:p text:style-name="P14"><text:s text:c="4"/>//Function to find the minimum number of platforms required at the</text:p>
      <text:p text:style-name="P14"><text:s text:c="4"/>//railway station such that no train waits.</text:p>
      <text:p text:style-name="P14"><text:s text:c="4"/>int findPlatform(int arr[], int dep[], int n)</text:p>
      <text:p text:style-name="P14"><text:s text:c="4"/>{</text:p>
      <text:p text:style-name="P14"><text:s text:c="4"/><text:tab/>// Your code here</text:p>
      <text:p text:style-name="P14"><text:s text:c="4"/>}</text:p>
      <text:p text:style-name="P14">};</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Nunito" svg:font-family="Nunito, sans-serif"/>
    <style:font-face style:name="inherit" svg:font-family="inherit"/>
    <style:font-face style:name="urw-din" svg:font-family="urw-din, sans-serif"/>
    <style:font-face style:name="var font-sofia-pro" svg:font-family="'var font-sofia-pro'"/>
    <style:font-face style:name="var font-sofia-pro1" svg:font-family="'var font-sofia-pr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6:48:20.019197380</meta:creation-date>
    <dc:date>2022-01-17T18:59:28.328566420</dc:date>
    <meta:editing-duration>PT3H19M38S</meta:editing-duration>
    <meta:editing-cycles>2</meta:editing-cycles>
    <meta:generator>LibreOffice/6.4.7.2$Linux_X86_64 LibreOffice_project/40$Build-2</meta:generator>
    <meta:document-statistic meta:table-count="0" meta:image-count="0" meta:object-count="0" meta:page-count="36" meta:paragraph-count="607" meta:word-count="4466" meta:character-count="23428" meta:non-whitespace-character-count="18863"/>
  </office:meta>
</office:document-meta>
</file>